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mic Sans MS" svg:font-family="'Comic Sans MS'"/>
    <style:font-face style:name="Latin Modern Mono" svg:font-family="'Latin Modern Mono'"/>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Latin Modern Mono" fo:font-size="12pt" style:font-size-asian="12pt" style:font-size-complex="12pt"/>
    </style:style>
    <style:style style:name="P2" style:family="paragraph" style:parent-style-name="Standard">
      <style:paragraph-properties fo:text-align="center" style:justify-single-word="false"/>
      <style:text-properties style:font-name="Latin Modern Mono" fo:font-size="20pt" officeooo:rsid="0008522b" officeooo:paragraph-rsid="000d35c1" style:font-size-asian="20pt" style:font-size-complex="20pt"/>
    </style:style>
    <style:style style:name="P3" style:family="paragraph" style:parent-style-name="Standard">
      <style:paragraph-properties fo:text-align="start" style:justify-single-word="false"/>
      <style:text-properties style:font-name="Latin Modern Mono" fo:font-size="12pt" officeooo:rsid="0008522b" officeooo:paragraph-rsid="000d35c1" style:font-size-asian="12pt" style:font-size-complex="12pt"/>
    </style:style>
    <style:style style:name="P4" style:family="paragraph" style:parent-style-name="Standard">
      <style:paragraph-properties fo:text-align="start" style:justify-single-word="false"/>
      <style:text-properties style:font-name="Latin Modern Mono" fo:font-size="12pt" officeooo:rsid="0008522b" officeooo:paragraph-rsid="0008522b" style:font-size-asian="12pt" style:font-size-complex="12pt"/>
    </style:style>
    <style:style style:name="P5" style:family="paragraph" style:parent-style-name="Standard">
      <style:text-properties style:font-name="Latin Modern Mono" fo:font-size="12pt" officeooo:rsid="0008522b" officeooo:paragraph-rsid="0008522b" style:font-size-asian="12pt" style:font-size-complex="12pt"/>
    </style:style>
    <style:style style:name="P6" style:family="paragraph" style:parent-style-name="Standard">
      <style:paragraph-properties fo:text-align="center" style:justify-single-word="false"/>
      <style:text-properties style:font-name="Latin Modern Mono" fo:font-size="12pt" officeooo:rsid="000d35c1" officeooo:paragraph-rsid="000d35c1" style:font-size-asian="12pt" style:font-size-complex="12pt"/>
    </style:style>
    <style:style style:name="P7" style:family="paragraph" style:parent-style-name="Standard">
      <style:text-properties style:font-name="Latin Modern Mono" fo:font-size="12pt" officeooo:rsid="0009328d" officeooo:paragraph-rsid="0009328d" style:font-size-asian="12pt" style:font-size-complex="12pt"/>
    </style:style>
    <style:style style:name="P8"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bold" officeooo:rsid="00099214" officeooo:paragraph-rsid="00260549" style:font-name-asian="Comic Sans MS" style:font-size-asian="12pt" style:font-style-asian="normal" style:font-weight-asian="bold" style:font-name-complex="Comic Sans MS" style:font-size-complex="12pt" style:font-style-complex="normal" style:font-weight-complex="bold"/>
    </style:style>
    <style:style style:name="P9"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style:use-window-font-color="true" loext:opacity="0%" style:font-name="Latin Modern Mono" fo:font-size="12pt" fo:language="es" fo:country="ES" officeooo:rsid="003cd6d8" officeooo:paragraph-rsid="0082f529" style:font-size-asian="12pt" style:font-size-complex="12pt"/>
    </style:style>
    <style:style style:name="P10" style:family="paragraph" style:parent-style-name="Standard">
      <style:paragraph-properties fo:text-align="start" style:justify-single-word="false"/>
      <style:text-properties style:font-name="Latin Modern Mono" fo:font-size="12pt" fo:font-weight="normal" officeooo:rsid="00206e31" officeooo:paragraph-rsid="00260549" style:font-size-asian="12pt" style:font-weight-asian="normal" style:font-size-complex="12pt" style:font-weight-complex="normal"/>
    </style:style>
    <style:style style:name="P11" style:family="paragraph" style:parent-style-name="Standard">
      <style:text-properties style:font-name="Latin Modern Mono" fo:font-size="12pt" officeooo:rsid="000d35c1" officeooo:paragraph-rsid="000d35c1" style:font-size-asian="12pt" style:font-size-complex="12pt"/>
    </style:style>
    <style:style style:name="P12" style:family="paragraph" style:parent-style-name="Standard">
      <style:text-properties style:font-name="Latin Modern Mono" fo:font-size="12pt" fo:font-weight="bold" style:font-size-asian="12pt" style:font-weight-asian="bold" style:font-size-complex="12pt" style:font-weight-complex="bold"/>
    </style:style>
    <style:style style:name="P13" style:family="paragraph" style:parent-style-name="Standard">
      <style:text-properties officeooo:paragraph-rsid="0017ff96"/>
    </style:style>
    <style:style style:name="P14"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style:use-window-font-color="true" loext:opacity="0%" style:font-name="Latin Modern Mono" fo:font-size="12pt" fo:language="es" fo:country="ES" officeooo:rsid="000f55dd" officeooo:paragraph-rsid="00134dd7" style:font-size-asian="12pt" style:font-size-complex="12pt"/>
    </style:style>
    <style:style style:name="P15" style:family="paragraph" style:parent-style-name="Standard">
      <style:paragraph-properties fo:text-align="start" style:justify-single-word="false"/>
      <style:text-properties style:use-window-font-color="true" loext:opacity="0%" style:font-name="Latin Modern Mono" fo:font-size="12pt" fo:language="es" fo:country="ES" officeooo:rsid="00716091" officeooo:paragraph-rsid="00134dd7" style:font-size-asian="12pt" style:font-size-complex="12pt"/>
    </style:style>
    <style:style style:name="P16" style:family="paragraph" style:parent-style-name="Standard">
      <style:paragraph-properties fo:text-align="start" style:justify-single-word="false"/>
      <style:text-properties style:use-window-font-color="true" loext:opacity="0%" style:font-name="Latin Modern Mono" fo:font-size="12pt" fo:language="es" fo:country="ES" style:text-underline-style="none" officeooo:rsid="00e8aa6b" officeooo:paragraph-rsid="00134dd7" style:font-size-asian="12pt" style:font-size-complex="12pt"/>
    </style:style>
    <style:style style:name="P17" style:family="paragraph" style:parent-style-name="Standard">
      <style:paragraph-properties fo:text-align="start" style:justify-single-word="false"/>
      <style:text-properties style:use-window-font-color="true" loext:opacity="0%" style:font-name="Latin Modern Mono" fo:font-size="12pt" fo:language="es" fo:country="ES" officeooo:paragraph-rsid="00260549" style:font-size-asian="12pt" style:font-size-complex="12pt"/>
    </style:style>
    <style:style style:name="P18" style:family="paragraph" style:parent-style-name="Standard">
      <style:paragraph-properties fo:text-align="start" style:justify-single-word="false"/>
      <style:text-properties fo:font-variant="normal" fo:text-transform="none" style:use-window-font-color="true" loext:opacity="0%" style:font-name="Latin Modern Mono" fo:font-size="12pt" fo:letter-spacing="normal" fo:language="es" fo:country="ES" fo:font-style="normal" fo:font-weight="normal" officeooo:paragraph-rsid="00134dd7" style:font-size-asian="12pt" style:font-size-complex="12pt"/>
    </style:style>
    <style:style style:name="P19" style:family="paragraph" style:parent-style-name="Standard">
      <style:paragraph-properties fo:text-align="start" style:justify-single-word="false"/>
      <style:text-properties fo:font-variant="normal" fo:text-transform="none" style:use-window-font-color="true" loext:opacity="0%" style:font-name="Latin Modern Mono" fo:font-size="12pt" fo:letter-spacing="normal" fo:language="es" fo:country="ES" fo:font-style="normal" fo:font-weight="normal" officeooo:rsid="00258dde" officeooo:paragraph-rsid="00134dd7" style:font-size-asian="12pt" style:font-size-complex="12pt"/>
    </style:style>
    <style:style style:name="P20" style:family="paragraph" style:parent-style-name="Standard">
      <style:paragraph-properties fo:text-align="start" style:justify-single-word="false"/>
      <style:text-properties officeooo:paragraph-rsid="00134dd7"/>
    </style:style>
    <style:style style:name="P21" style:family="paragraph" style:parent-style-name="Standard">
      <style:paragraph-properties fo:text-align="start" style:justify-single-word="false"/>
      <style:text-properties style:use-window-font-color="true" loext:opacity="0%" style:font-name="Latin Modern Mono" fo:font-size="12pt" fo:language="es" fo:country="ES" officeooo:rsid="001fa5e5" officeooo:paragraph-rsid="00134dd7" style:font-size-asian="12pt" style:font-size-complex="12pt"/>
    </style:style>
    <style:style style:name="P22" style:family="paragraph" style:parent-style-name="Standard">
      <style:paragraph-properties fo:text-align="start" style:justify-single-word="false"/>
      <style:text-properties style:font-name="Latin Modern Mono" officeooo:paragraph-rsid="00134dd7"/>
    </style:style>
    <style:style style:name="P23" style:family="paragraph" style:parent-style-name="Standard">
      <style:paragraph-properties fo:text-align="start" style:justify-single-word="false"/>
      <style:text-properties style:use-window-font-color="true" loext:opacity="0%" style:font-name="Latin Modern Mono" fo:font-size="12pt" fo:language="es" fo:country="ES" officeooo:paragraph-rsid="00557502" style:font-size-asian="12pt" style:font-size-complex="12pt"/>
    </style:style>
    <style:style style:name="P24" style:family="paragraph" style:parent-style-name="Standard">
      <style:paragraph-properties fo:text-align="start" style:justify-single-word="false"/>
      <style:text-properties style:font-name="Latin Modern Mono" officeooo:paragraph-rsid="00557502"/>
    </style:style>
    <style:style style:name="P25" style:family="paragraph" style:parent-style-name="Standard">
      <style:paragraph-properties fo:text-align="start" style:justify-single-word="false"/>
      <style:text-properties style:font-name="Latin Modern Mono" officeooo:rsid="00858859" officeooo:paragraph-rsid="00858859"/>
    </style:style>
    <style:style style:name="P26" style:family="paragraph" style:parent-style-name="Standard">
      <style:paragraph-properties fo:text-align="start" style:justify-single-word="false"/>
      <style:text-properties style:use-window-font-color="true" loext:opacity="0%" style:font-name="Latin Modern Mono" fo:font-size="12pt" fo:language="es" fo:country="ES" officeooo:rsid="00e9b06a" officeooo:paragraph-rsid="00134dd7" style:font-size-asian="12pt" style:font-size-complex="12pt"/>
    </style:style>
    <style:style style:name="P27" style:family="paragraph" style:parent-style-name="Standard">
      <style:paragraph-properties fo:text-align="start" style:justify-single-word="false"/>
      <style:text-properties style:use-window-font-color="true" loext:opacity="0%" style:font-name="Latin Modern Mono" fo:font-size="12pt" fo:language="es" fo:country="ES" officeooo:rsid="002cae53" officeooo:paragraph-rsid="002cae53" style:font-size-asian="12pt" style:font-size-complex="12pt"/>
    </style:style>
    <style:style style:name="P28" style:family="paragraph" style:parent-style-name="Standard">
      <style:paragraph-properties fo:text-align="start" style:justify-single-word="false"/>
      <style:text-properties style:use-window-font-color="true" loext:opacity="0%" style:font-name="Latin Modern Mono" fo:font-size="12pt" fo:language="es" fo:country="ES" officeooo:rsid="002cae53" officeooo:paragraph-rsid="00134dd7" style:font-size-asian="12pt" style:font-size-complex="12pt"/>
    </style:style>
    <style:style style:name="P29"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bold" officeooo:rsid="00099214" officeooo:paragraph-rsid="00370b56" style:font-name-asian="Comic Sans MS" style:font-size-asian="12pt" style:font-style-asian="normal" style:font-weight-asian="bold" style:font-name-complex="Comic Sans MS" style:font-size-complex="12pt" style:font-style-complex="normal" style:font-weight-complex="bold"/>
    </style:style>
    <style:style style:name="P30"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normal" officeooo:rsid="002edec1" officeooo:paragraph-rsid="00370b56" style:font-name-asian="Comic Sans MS" style:font-size-asian="12pt" style:font-style-asian="normal" style:font-weight-asian="normal" style:font-name-complex="Comic Sans MS" style:font-size-complex="12pt" style:font-style-complex="normal" style:font-weight-complex="normal"/>
    </style:style>
    <style:style style:name="P31" style:family="paragraph" style:parent-style-name="Standard">
      <style:text-properties style:font-name="Latin Modern Mono" fo:font-size="12pt" fo:font-weight="bold" officeooo:paragraph-rsid="0038eca6" style:font-size-asian="12pt" style:font-weight-asian="bold" style:font-size-complex="12pt" style:font-weight-complex="bold"/>
    </style:style>
    <style:style style:name="P32"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normal" officeooo:rsid="002edec1" officeooo:paragraph-rsid="0039de66" style:font-name-asian="Comic Sans MS" style:font-size-asian="12pt" style:font-style-asian="normal" style:font-weight-asian="normal" style:font-name-complex="Comic Sans MS" style:font-size-complex="12pt" style:font-style-complex="normal" style:font-weight-complex="normal"/>
    </style:style>
    <style:style style:name="P33"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normal" officeooo:rsid="006a6c71" officeooo:paragraph-rsid="006a6c71" style:font-name-asian="Comic Sans MS" style:font-size-asian="12pt" style:font-style-asian="normal" style:font-weight-asian="normal" style:font-name-complex="Comic Sans MS" style:font-size-complex="12pt" style:font-style-complex="normal" style:font-weight-complex="normal"/>
    </style:style>
    <style:style style:name="P34"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bold" officeooo:rsid="0039de66" officeooo:paragraph-rsid="0039de66" style:font-name-asian="Comic Sans MS" style:font-size-asian="12pt" style:font-style-asian="normal" style:font-weight-asian="bold" style:font-name-complex="Comic Sans MS" style:font-size-complex="12pt" style:font-style-complex="normal" style:font-weight-complex="bold"/>
    </style:style>
    <style:style style:name="P35"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normal" officeooo:rsid="0039de66" officeooo:paragraph-rsid="0039de66" style:font-name-asian="Comic Sans MS" style:font-size-asian="12pt" style:font-style-asian="normal" style:font-weight-asian="normal" style:font-name-complex="Comic Sans MS" style:font-size-complex="12pt" style:font-style-complex="normal" style:font-weight-complex="normal"/>
    </style:style>
    <style:style style:name="P36"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normal" officeooo:rsid="002edec1" officeooo:paragraph-rsid="002edec1" style:font-name-asian="Comic Sans MS" style:font-size-asian="12pt" style:font-style-asian="normal" style:font-weight-asian="normal" style:font-name-complex="Comic Sans MS" style:font-size-complex="12pt" style:font-style-complex="normal" style:font-weight-complex="normal"/>
    </style:style>
    <style:style style:name="P37" style:family="paragraph" style:parent-style-name="Standard">
      <style:paragraph-properties fo:text-align="start" style:justify-single-word="false"/>
      <style:text-properties style:use-window-font-color="true" loext:opacity="0%" style:font-name="Latin Modern Mono" fo:font-size="12pt" fo:language="es" fo:country="ES" officeooo:rsid="002cae53" officeooo:paragraph-rsid="003fcde5" style:font-size-asian="12pt" style:font-size-complex="12pt"/>
    </style:style>
    <style:style style:name="P38" style:family="paragraph" style:parent-style-name="Standard">
      <style:paragraph-properties fo:text-align="center" style:justify-single-word="false"/>
      <style:text-properties style:use-window-font-color="true" loext:opacity="0%" style:font-name="Latin Modern Mono" fo:font-size="12pt" fo:language="es" fo:country="ES" fo:font-weight="bold" officeooo:rsid="002cae53" officeooo:paragraph-rsid="003fcde5" style:font-size-asian="12pt" style:font-weight-asian="bold" style:font-size-complex="12pt" style:font-weight-complex="bold"/>
    </style:style>
    <style:style style:name="P39" style:family="paragraph" style:parent-style-name="Standard">
      <style:paragraph-properties fo:text-align="center" style:justify-single-word="false"/>
      <style:text-properties style:use-window-font-color="true" loext:opacity="0%" style:font-name="Latin Modern Mono" fo:font-size="12pt" fo:language="es" fo:country="ES" officeooo:rsid="002cae53" officeooo:paragraph-rsid="003fcde5" style:font-size-asian="12pt" style:font-size-complex="12pt"/>
    </style:style>
    <style:style style:name="P40" style:family="paragraph" style:parent-style-name="Standard">
      <style:paragraph-properties fo:text-align="start" style:justify-single-word="false"/>
      <style:text-properties style:use-window-font-color="true" loext:opacity="0%" style:font-name="Latin Modern Mono" fo:font-size="12pt" fo:language="es" fo:country="ES" fo:font-weight="bold" officeooo:rsid="002cae53" officeooo:paragraph-rsid="003fcde5" style:font-size-asian="12pt" style:font-weight-asian="bold" style:font-size-complex="12pt" style:font-weight-complex="bold"/>
    </style:style>
    <style:style style:name="P41"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normal" officeooo:rsid="00407a23" officeooo:paragraph-rsid="0039de66" style:font-name-asian="Comic Sans MS" style:font-size-asian="12pt" style:font-style-asian="normal" style:font-weight-asian="normal" style:font-name-complex="Comic Sans MS" style:font-size-complex="12pt" style:font-style-complex="normal" style:font-weight-complex="normal"/>
    </style:style>
    <style:style style:name="P42" style:family="paragraph" style:parent-style-name="Standard">
      <style:paragraph-properties fo:text-align="center" style:justify-single-word="false"/>
      <style:text-properties style:use-window-font-color="true" loext:opacity="0%" style:font-name="Latin Modern Mono" fo:font-size="12pt" fo:language="es" fo:country="ES" fo:font-weight="bold" officeooo:rsid="002edec1" officeooo:paragraph-rsid="00407a23" style:font-size-asian="12pt" style:font-weight-asian="bold" style:font-size-complex="12pt" style:font-weight-complex="bold"/>
    </style:style>
    <style:style style:name="P43"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bold" officeooo:rsid="00099214" officeooo:paragraph-rsid="00407a23" style:font-name-asian="Comic Sans MS" style:font-size-asian="12pt" style:font-style-asian="normal" style:font-weight-asian="bold" style:font-name-complex="Comic Sans MS" style:font-size-complex="12pt" style:font-style-complex="normal" style:font-weight-complex="bold"/>
    </style:style>
    <style:style style:name="P44"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style:use-window-font-color="true" loext:opacity="0%" style:font-name="Latin Modern Mono" fo:font-size="12pt" fo:language="es" fo:country="ES" officeooo:rsid="002ea01c" officeooo:paragraph-rsid="00134dd7" style:font-size-asian="12pt" style:font-size-complex="12pt"/>
    </style:style>
    <style:style style:name="P45" style:family="paragraph" style:parent-style-name="Standard">
      <style:text-properties style:font-name="Latin Modern Mono" fo:font-size="12pt" fo:font-weight="bold" officeooo:paragraph-rsid="00952ff2" style:font-size-asian="12pt" style:font-weight-asian="bold" style:font-size-complex="12pt" style:font-weight-complex="bold"/>
    </style:style>
    <style:style style:name="P46"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normal" officeooo:rsid="00407a23" officeooo:paragraph-rsid="008695a3" style:font-name-asian="Comic Sans MS" style:font-size-asian="12pt" style:font-style-asian="normal" style:font-weight-asian="normal" style:font-name-complex="Comic Sans MS" style:font-size-complex="12pt" style:font-style-complex="normal" style:font-weight-complex="normal"/>
    </style:style>
    <style:style style:name="P47"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style:use-window-font-color="true" loext:opacity="0%" style:font-name="Latin Modern Mono" fo:font-size="12pt" fo:language="es" fo:country="ES" style:text-underline-style="none" officeooo:rsid="00716091" officeooo:paragraph-rsid="00407a23" style:font-size-asian="12pt" style:font-size-complex="12pt"/>
    </style:style>
    <style:style style:name="P48" style:family="paragraph" style:parent-style-name="Standard">
      <style:paragraph-properties fo:text-align="start" style:justify-single-word="false"/>
      <style:text-properties style:use-window-font-color="true" loext:opacity="0%" style:font-name="Latin Modern Mono" fo:font-size="12pt" fo:language="es" fo:country="ES" officeooo:rsid="00294157" officeooo:paragraph-rsid="0076fa4b" style:font-size-asian="12pt" style:font-size-complex="12pt"/>
    </style:style>
    <style:style style:name="P49" style:family="paragraph" style:parent-style-name="Standard">
      <style:paragraph-properties fo:text-align="start" style:justify-single-word="false"/>
      <style:text-properties style:use-window-font-color="true" loext:opacity="0%" style:font-name="Latin Modern Mono" fo:font-size="12pt" fo:language="es" fo:country="ES" style:text-underline-style="none" officeooo:rsid="008695a3" officeooo:paragraph-rsid="008695a3" style:font-size-asian="12pt" style:font-size-complex="12pt"/>
    </style:style>
    <style:style style:name="P50" style:family="paragraph" style:parent-style-name="Standard">
      <style:paragraph-properties fo:text-align="start" style:justify-single-word="false"/>
      <style:text-properties style:use-window-font-color="true" loext:opacity="0%" style:font-name="Latin Modern Mono" fo:font-size="12pt" fo:language="es" fo:country="ES" officeooo:paragraph-rsid="00840ca5" style:font-size-asian="12pt" style:font-size-complex="12pt"/>
    </style:style>
    <style:style style:name="P51" style:family="paragraph" style:parent-style-name="Standard">
      <style:paragraph-properties fo:text-align="start" style:justify-single-word="false"/>
      <style:text-properties style:use-window-font-color="true" loext:opacity="0%" style:font-name="Latin Modern Mono" fo:font-size="12pt" fo:language="es" fo:country="ES" officeooo:paragraph-rsid="007822a8" style:font-size-asian="12pt" style:font-size-complex="12pt"/>
    </style:style>
    <style:style style:name="P52" style:family="paragraph" style:parent-style-name="Standard">
      <style:paragraph-properties fo:text-align="start" style:justify-single-word="false"/>
      <style:text-properties style:use-window-font-color="true" loext:opacity="0%" style:font-name="Latin Modern Mono" fo:font-size="12pt" fo:language="es" fo:country="ES" officeooo:paragraph-rsid="00882aa8" style:font-size-asian="12pt" style:font-size-complex="12pt"/>
    </style:style>
    <style:style style:name="P53" style:family="paragraph" style:parent-style-name="Standard">
      <style:paragraph-properties fo:text-align="start" style:justify-single-word="false"/>
      <style:text-properties style:use-window-font-color="true" loext:opacity="0%" style:font-name="Latin Modern Mono" fo:font-size="12pt" fo:language="es" fo:country="ES" officeooo:rsid="00099214" officeooo:paragraph-rsid="00134dd7" style:font-size-asian="12pt" style:font-size-complex="12pt"/>
    </style:style>
    <style:style style:name="P54"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bold" officeooo:rsid="00099214" officeooo:paragraph-rsid="00134dd7" style:font-name-asian="Comic Sans MS" style:font-size-asian="12pt" style:font-style-asian="normal" style:font-weight-asian="bold" style:font-name-complex="Comic Sans MS" style:font-size-complex="12pt" style:font-style-complex="normal" style:font-weight-complex="bold"/>
    </style:style>
    <style:style style:name="P55"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style:use-window-font-color="true" loext:opacity="0%" style:font-name="Latin Modern Mono" fo:font-size="12pt" fo:language="es" fo:country="ES" officeooo:rsid="003cd6d8" officeooo:paragraph-rsid="00134dd7" style:font-size-asian="12pt" style:font-size-complex="12pt"/>
    </style:style>
    <style:style style:name="P56" style:family="paragraph" style:parent-style-name="Standard">
      <style:text-properties style:font-name="Latin Modern Mono" fo:font-size="12pt" fo:font-weight="bold" officeooo:paragraph-rsid="0096fcd2" style:font-size-asian="12pt" style:font-weight-asian="bold" style:font-size-complex="12pt" style:font-weight-complex="bold"/>
    </style:style>
    <style:style style:name="P57" style:family="paragraph" style:parent-style-name="Standard">
      <style:paragraph-properties fo:text-align="start" style:justify-single-word="false"/>
      <style:text-properties style:use-window-font-color="true" loext:opacity="0%" style:font-name="Latin Modern Mono" fo:font-size="12pt" fo:language="es" fo:country="ES" officeooo:rsid="0145a8e0" officeooo:paragraph-rsid="004469f9" style:font-size-asian="12pt" style:font-size-complex="12pt"/>
    </style:style>
    <style:style style:name="P58" style:family="paragraph" style:parent-style-name="Standard">
      <style:paragraph-properties fo:text-align="start" style:justify-single-word="false"/>
      <style:text-properties style:use-window-font-color="true" loext:opacity="0%" style:font-name="Latin Modern Mono" fo:font-size="12pt" fo:language="es" fo:country="ES" officeooo:rsid="002cab10" officeooo:paragraph-rsid="00134dd7" style:font-size-asian="12pt" style:font-size-complex="12pt"/>
    </style:style>
    <style:style style:name="P59" style:family="paragraph" style:parent-style-name="Standard">
      <style:paragraph-properties fo:text-align="start" style:justify-single-word="false"/>
      <style:text-properties style:use-window-font-color="true" loext:opacity="0%" style:font-name="Latin Modern Mono" fo:font-size="12pt" fo:language="es" fo:country="ES" officeooo:rsid="008a2653" officeooo:paragraph-rsid="008a2653" style:font-size-asian="12pt" style:font-size-complex="12pt"/>
    </style:style>
    <style:style style:name="P60" style:family="paragraph" style:parent-style-name="Standard">
      <style:paragraph-properties fo:text-align="start" style:justify-single-word="false"/>
      <style:text-properties style:use-window-font-color="true" loext:opacity="0%" style:font-name="Latin Modern Mono" fo:font-size="12pt" fo:language="es" fo:country="ES" officeooo:rsid="002ea01c" officeooo:paragraph-rsid="00134dd7" style:font-size-asian="12pt" style:font-size-complex="12pt"/>
    </style:style>
    <style:style style:name="P61" style:family="paragraph" style:parent-style-name="Standard">
      <style:paragraph-properties fo:text-align="start" style:justify-single-word="false"/>
      <style:text-properties style:use-window-font-color="true" loext:opacity="0%" style:font-name="Latin Modern Mono" fo:font-size="12pt" fo:language="es" fo:country="ES" fo:font-style="normal" fo:font-weight="bold" officeooo:rsid="0147e38e" officeooo:paragraph-rsid="007d4019" style:font-size-asian="12pt" style:font-style-asian="normal" style:font-weight-asian="bold" style:font-size-complex="12pt" style:font-style-complex="normal" style:font-weight-complex="bold"/>
    </style:style>
    <style:style style:name="P62" style:family="paragraph" style:parent-style-name="Standard">
      <style:paragraph-properties fo:text-align="start" style:justify-single-word="false"/>
      <style:text-properties style:use-window-font-color="true" loext:opacity="0%" style:font-name="Latin Modern Mono" fo:font-size="12pt" fo:language="es" fo:country="ES" officeooo:rsid="0086ac2f" officeooo:paragraph-rsid="007d4019" style:font-size-asian="12pt" style:font-size-complex="12pt"/>
    </style:style>
    <style:style style:name="P63" style:family="paragraph" style:parent-style-name="Standard">
      <style:paragraph-properties fo:text-align="start" style:justify-single-word="false"/>
      <style:text-properties style:use-window-font-color="true" loext:opacity="0%" style:font-name="Latin Modern Mono" fo:font-size="12pt" fo:language="es" fo:country="ES" style:text-underline-style="none" officeooo:rsid="0086ac2f" officeooo:paragraph-rsid="00134dd7" style:font-size-asian="12pt" style:font-size-complex="12pt"/>
    </style:style>
    <style:style style:name="P64" style:family="paragraph" style:parent-style-name="Standard">
      <style:paragraph-properties fo:text-align="start" style:justify-single-word="false"/>
      <style:text-properties style:use-window-font-color="true" loext:opacity="0%" style:font-name="Latin Modern Mono" fo:font-size="12pt" fo:language="es" fo:country="ES" officeooo:rsid="002cae53" officeooo:paragraph-rsid="004469f9" style:font-size-asian="12pt" style:font-size-complex="12pt"/>
    </style:style>
    <style:style style:name="P65" style:family="paragraph" style:parent-style-name="Standard">
      <style:paragraph-properties fo:text-align="center" style:justify-single-word="false"/>
      <style:text-properties style:use-window-font-color="true" loext:opacity="0%" style:font-name="Latin Modern Mono" fo:font-size="12pt" fo:language="es" fo:country="ES" officeooo:rsid="002edec1" officeooo:paragraph-rsid="004469f9" style:font-size-asian="12pt" style:font-size-complex="12pt"/>
    </style:style>
    <style:style style:name="P66" style:family="paragraph" style:parent-style-name="Standard">
      <style:paragraph-properties fo:text-align="center" style:justify-single-word="false"/>
      <style:text-properties style:use-window-font-color="true" loext:opacity="0%" style:font-name="Latin Modern Mono" fo:font-size="12pt" fo:language="es" fo:country="ES" fo:font-weight="bold" officeooo:rsid="002edec1" officeooo:paragraph-rsid="004469f9" style:font-size-asian="12pt" style:font-weight-asian="bold" style:font-size-complex="12pt" style:font-weight-complex="bold"/>
    </style:style>
    <style:style style:name="P67"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bold" officeooo:rsid="00099214" officeooo:paragraph-rsid="004469f9" style:font-name-asian="Comic Sans MS" style:font-size-asian="12pt" style:font-style-asian="normal" style:font-weight-asian="bold" style:font-name-complex="Comic Sans MS" style:font-size-complex="12pt" style:font-style-complex="normal" style:font-weight-complex="bold"/>
    </style:style>
    <style:style style:name="P68"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normal" officeooo:rsid="00099214" officeooo:paragraph-rsid="00134dd7" style:font-name-asian="Comic Sans MS" style:font-size-asian="12pt" style:font-style-asian="normal" style:font-weight-asian="normal" style:font-name-complex="Comic Sans MS" style:font-size-complex="12pt" style:font-style-complex="normal" style:font-weight-complex="normal"/>
    </style:style>
    <style:style style:name="P69"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normal" officeooo:rsid="00716091" officeooo:paragraph-rsid="00134dd7" style:font-name-asian="Comic Sans MS" style:font-size-asian="12pt" style:font-style-asian="normal" style:font-weight-asian="normal" style:font-name-complex="Comic Sans MS" style:font-size-complex="12pt" style:font-style-complex="normal" style:font-weight-complex="normal"/>
    </style:style>
    <style:style style:name="P70"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bold" officeooo:rsid="0149d396" officeooo:paragraph-rsid="0044a62f" style:font-name-asian="Comic Sans MS" style:font-size-asian="12pt" style:font-style-asian="normal" style:font-weight-asian="bold" style:font-name-complex="Comic Sans MS" style:font-size-complex="12pt" style:font-style-complex="normal" style:font-weight-complex="bold"/>
    </style:style>
    <style:style style:name="P71"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normal" officeooo:rsid="0149d396" officeooo:paragraph-rsid="0044a62f" style:font-name-asian="Comic Sans MS" style:font-size-asian="12pt" style:font-style-asian="normal" style:font-weight-asian="normal" style:font-name-complex="Comic Sans MS" style:font-size-complex="12pt" style:font-style-complex="normal" style:font-weight-complex="normal"/>
    </style:style>
    <style:style style:name="P72"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normal" officeooo:rsid="004629d6" officeooo:paragraph-rsid="007d4019" style:font-name-asian="Comic Sans MS" style:font-size-asian="12pt" style:font-style-asian="normal" style:font-weight-asian="normal" style:font-name-complex="Comic Sans MS" style:font-size-complex="12pt" style:font-style-complex="normal" style:font-weight-complex="normal"/>
    </style:style>
    <style:style style:name="P73"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style:font-name="Latin Modern Mono" fo:font-size="12pt" fo:language="es" fo:country="ES" officeooo:paragraph-rsid="007d4019" style:font-size-asian="12pt" style:font-size-complex="12pt"/>
    </style:style>
    <style:style style:name="P74"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style:font-name="Latin Modern Mono" fo:font-size="12pt" fo:language="es" fo:country="ES" officeooo:paragraph-rsid="0045b1dc" style:font-size-asian="12pt" style:font-size-complex="12pt"/>
    </style:style>
    <style:style style:name="P75" style:family="paragraph" style:parent-style-name="Standard">
      <style:paragraph-properties fo:text-align="start" style:justify-single-word="false"/>
      <style:text-properties style:use-window-font-color="true" loext:opacity="0%" style:text-line-through-style="none" style:text-line-through-type="none" style:font-name="Latin Modern Mono" fo:font-size="12pt" fo:language="es" fo:country="ES" fo:font-style="normal" style:text-underline-style="none" fo:font-weight="normal" officeooo:rsid="008b0099" officeooo:paragraph-rsid="008b0099" style:font-name-asian="Comic Sans MS" style:font-size-asian="12pt" style:font-style-asian="normal" style:font-weight-asian="normal" style:font-name-complex="Comic Sans MS" style:font-size-complex="12pt" style:font-style-complex="normal" style:font-weight-complex="normal"/>
    </style:style>
    <style:style style:name="P76" style:family="paragraph" style:parent-style-name="Standard">
      <style:paragraph-properties fo:text-align="start" style:justify-single-word="false"/>
      <style:text-properties style:font-name="Latin Modern Mono" fo:font-size="12pt" fo:language="es" fo:country="ES" officeooo:paragraph-rsid="00469d80" style:font-size-asian="12pt" style:font-size-complex="12pt"/>
    </style:style>
    <style:style style:name="P77" style:family="paragraph" style:parent-style-name="Standard">
      <style:paragraph-properties fo:text-align="start" style:justify-single-word="false"/>
      <style:text-properties fo:font-variant="normal" fo:text-transform="none" style:use-window-font-color="true" loext:opacity="0%" style:font-name="Latin Modern Mono" fo:font-size="12pt" fo:letter-spacing="normal" fo:language="es" fo:country="ES" fo:font-style="normal" style:text-underline-style="none" fo:font-weight="normal" officeooo:paragraph-rsid="00134dd7" style:font-size-asian="12pt" style:font-size-complex="12pt"/>
    </style:style>
    <style:style style:name="P78" style:family="paragraph" style:parent-style-name="Standard">
      <style:paragraph-properties fo:text-align="start" style:justify-single-word="false"/>
      <style:text-properties fo:font-variant="normal" fo:text-transform="none" style:use-window-font-color="true" loext:opacity="0%" style:font-name="Latin Modern Mono" fo:font-size="12pt" fo:letter-spacing="normal" fo:language="es" fo:country="ES" fo:font-style="normal" style:text-underline-style="none" fo:font-weight="normal" officeooo:rsid="004776cc" officeooo:paragraph-rsid="004776cc" style:font-size-asian="12pt" style:font-size-complex="12pt"/>
    </style:style>
    <style:style style:name="P79" style:family="paragraph" style:parent-style-name="Standard">
      <style:paragraph-properties fo:text-align="start" style:justify-single-word="false"/>
      <style:text-properties fo:font-variant="normal" fo:text-transform="none" style:use-window-font-color="true" loext:opacity="0%" style:font-name="Latin Modern Mono" fo:font-size="12pt" fo:letter-spacing="normal" fo:language="es" fo:country="ES" fo:font-style="normal" fo:font-weight="bold" officeooo:rsid="0046378c" officeooo:paragraph-rsid="004776cc" style:font-size-asian="12pt" style:font-weight-asian="bold" style:font-size-complex="12pt" style:font-weight-complex="bold"/>
    </style:style>
    <style:style style:name="P80" style:family="paragraph" style:parent-style-name="Standard">
      <style:paragraph-properties fo:text-align="start" style:justify-single-word="false"/>
      <style:text-properties style:font-name="Latin Modern Mono" fo:font-size="12pt" fo:language="es" fo:country="ES" officeooo:paragraph-rsid="007e61d3" style:font-size-asian="12pt" style:font-size-complex="12pt"/>
    </style:style>
    <style:style style:name="P81" style:family="paragraph" style:parent-style-name="Standard">
      <style:paragraph-properties fo:text-align="start" style:justify-single-word="false"/>
      <style:text-properties style:use-window-font-color="true" loext:opacity="0%" style:font-name="Latin Modern Mono" fo:font-size="12pt" fo:language="es" fo:country="ES" style:text-underline-style="none" officeooo:rsid="00099214" officeooo:paragraph-rsid="00134dd7" style:font-size-asian="12pt" style:font-size-complex="12pt"/>
    </style:style>
    <style:style style:name="P82" style:family="paragraph" style:parent-style-name="Standard">
      <style:paragraph-properties fo:text-align="start" style:justify-single-word="false"/>
      <style:text-properties style:use-window-font-color="true" loext:opacity="0%" style:font-name="Latin Modern Mono" fo:font-size="12pt" fo:language="es" fo:country="ES" style:text-underline-style="none" officeooo:rsid="00f305fd" officeooo:paragraph-rsid="00134dd7" style:font-size-asian="12pt" style:font-size-complex="12pt"/>
    </style:style>
    <style:style style:name="P83"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bold" officeooo:rsid="00099214" officeooo:paragraph-rsid="004776cc" style:font-name-asian="Comic Sans MS" style:font-size-asian="12pt" style:font-style-asian="normal" style:font-weight-asian="bold" style:font-name-complex="Comic Sans MS" style:font-size-complex="12pt" style:font-style-complex="normal" style:font-weight-complex="bold"/>
    </style:style>
    <style:style style:name="P84"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style:use-window-font-color="true" loext:opacity="0%" style:font-name="Latin Modern Mono" fo:font-size="12pt" fo:language="es" fo:country="ES" officeooo:rsid="00099214" officeooo:paragraph-rsid="00134dd7" style:font-size-asian="12pt" style:font-size-complex="12pt"/>
    </style:style>
    <style:style style:name="P85" style:family="paragraph" style:parent-style-name="Standard">
      <style:paragraph-properties fo:text-align="start" style:justify-single-word="false"/>
      <style:text-properties style:use-window-font-color="true" loext:opacity="0%" style:font-name="Latin Modern Mono" fo:font-size="12pt" fo:language="es" fo:country="ES" officeooo:rsid="00f305fd" officeooo:paragraph-rsid="00134dd7" style:font-size-asian="12pt" style:font-size-complex="12pt"/>
    </style:style>
    <style:style style:name="P86" style:family="paragraph" style:parent-style-name="Standard">
      <style:paragraph-properties fo:text-align="start" style:justify-single-word="false"/>
      <style:text-properties style:use-window-font-color="true" loext:opacity="0%" style:font-name="Latin Modern Mono" fo:font-size="12pt" fo:language="es" fo:country="ES" fo:font-weight="bold" officeooo:rsid="014ffefd" officeooo:paragraph-rsid="004776cc" style:font-size-asian="12pt" style:font-weight-asian="bold" style:font-size-complex="12pt" style:font-weight-complex="bold"/>
    </style:style>
    <style:style style:name="P87" style:family="paragraph" style:parent-style-name="Standard">
      <style:paragraph-properties fo:text-align="start" style:justify-single-word="false"/>
      <style:text-properties style:use-window-font-color="true" loext:opacity="0%" style:font-name="Latin Modern Mono" fo:font-size="12pt" fo:language="es" fo:country="ES" officeooo:rsid="014ffefd" officeooo:paragraph-rsid="004776cc" style:font-size-asian="12pt" style:font-size-complex="12pt"/>
    </style:style>
    <style:style style:name="P88" style:family="paragraph" style:parent-style-name="Standard">
      <style:paragraph-properties fo:text-align="start" style:justify-single-word="false"/>
      <style:text-properties style:use-window-font-color="true" loext:opacity="0%" style:font-name="Latin Modern Mono" fo:font-size="12pt" fo:language="es" fo:country="ES" officeooo:rsid="0048bc91" officeooo:paragraph-rsid="007ff765" style:font-size-asian="12pt" style:font-size-complex="12pt"/>
    </style:style>
    <style:style style:name="P89" style:family="paragraph" style:parent-style-name="Standard">
      <style:paragraph-properties fo:text-align="start" style:justify-single-word="false"/>
      <style:text-properties fo:font-variant="normal" fo:text-transform="none" style:use-window-font-color="true" loext:opacity="0%" style:text-line-through-style="none" style:text-line-through-type="none" style:font-name="Latin Modern Mono" fo:font-size="12pt" fo:letter-spacing="normal" fo:language="es" fo:country="ES" fo:font-style="normal" style:text-underline-style="none" fo:font-weight="normal" officeooo:rsid="0086ac2f" officeooo:paragraph-rsid="004776cc" style:text-blinking="false" fo:background-color="transparent" style:font-size-asian="12pt" style:font-size-complex="12pt"/>
    </style:style>
    <style:style style:name="P90" style:family="paragraph" style:parent-style-name="Standard">
      <style:paragraph-properties fo:text-align="start" style:justify-single-word="false"/>
      <style:text-properties fo:font-variant="normal" fo:text-transform="none" style:use-window-font-color="true" loext:opacity="0%" style:text-line-through-style="none" style:text-line-through-type="none" style:font-name="Latin Modern Mono" fo:font-size="12pt" fo:letter-spacing="normal" fo:language="es" fo:country="ES" fo:font-style="normal" style:text-underline-style="none" fo:font-weight="normal" officeooo:paragraph-rsid="00134dd7" style:text-blinking="false" fo:background-color="transparent" style:font-size-asian="12pt" style:font-size-complex="12pt"/>
    </style:style>
    <style:style style:name="P91" style:family="paragraph" style:parent-style-name="Standard">
      <style:paragraph-properties fo:text-align="start" style:justify-single-word="false"/>
      <style:text-properties fo:font-variant="normal" fo:text-transform="none" style:use-window-font-color="true" loext:opacity="0%" style:text-line-through-style="none" style:text-line-through-type="none" style:font-name="Latin Modern Mono" fo:font-size="12pt" fo:letter-spacing="normal" fo:language="es" fo:country="ES" fo:font-style="normal" style:text-underline-style="none" fo:font-weight="bold" officeooo:rsid="004776cc" officeooo:paragraph-rsid="004776cc" style:text-blinking="false" fo:background-color="transparent" style:font-size-asian="12pt" style:font-weight-asian="bold" style:font-size-complex="12pt" style:font-weight-complex="bold"/>
    </style:style>
    <style:style style:name="P92" style:family="paragraph" style:parent-style-name="Standard">
      <style:paragraph-properties fo:text-align="start" style:justify-single-word="false"/>
      <style:text-properties fo:font-variant="normal" fo:text-transform="none" style:use-window-font-color="true" loext:opacity="0%" style:text-line-through-style="none" style:text-line-through-type="none" style:font-name="Latin Modern Mono" fo:font-size="12pt" fo:letter-spacing="normal" fo:language="es" fo:country="ES" fo:font-style="normal" style:text-underline-style="none" fo:font-weight="normal" officeooo:paragraph-rsid="004776cc" style:text-blinking="false" fo:background-color="transparent" style:font-size-asian="12pt" style:font-size-complex="12pt"/>
    </style:style>
    <style:style style:name="P93" style:family="paragraph" style:parent-style-name="Standard">
      <style:paragraph-properties fo:text-align="start" style:justify-single-word="false"/>
      <style:text-properties fo:font-variant="normal" fo:text-transform="none" style:use-window-font-color="true" loext:opacity="0%" style:text-line-through-style="none" style:text-line-through-type="none" style:font-name="Latin Modern Mono" fo:font-size="12pt" fo:letter-spacing="normal" fo:language="es" fo:country="ES" fo:font-style="normal" style:text-underline-style="none" fo:font-weight="normal" officeooo:rsid="00f3d5ed" officeooo:paragraph-rsid="00134dd7" style:text-blinking="false" fo:background-color="transparent" style:font-size-asian="12pt" style:font-size-complex="12pt"/>
    </style:style>
    <style:style style:name="P94" style:family="paragraph" style:parent-style-name="Standard">
      <style:paragraph-properties fo:text-align="start" style:justify-single-word="false"/>
      <style:text-properties fo:font-variant="normal" fo:text-transform="none" style:use-window-font-color="true" loext:opacity="0%" style:text-line-through-style="none" style:text-line-through-type="none" style:font-name="Latin Modern Mono" fo:font-size="12pt" fo:letter-spacing="normal" fo:language="es" fo:country="ES" fo:font-style="normal" style:text-underline-style="none" fo:font-weight="normal" officeooo:rsid="0048bc91" officeooo:paragraph-rsid="00134dd7" style:text-blinking="false" fo:background-color="transparent" style:font-size-asian="12pt" style:font-size-complex="12pt"/>
    </style:style>
    <style:style style:name="P95"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style:use-window-font-color="true" loext:opacity="0%" style:text-line-through-style="none" style:text-line-through-type="none" style:font-name="Latin Modern Mono" fo:font-size="12pt" fo:language="es" fo:country="ES" fo:font-style="normal" style:text-underline-style="none" fo:font-weight="bold" officeooo:rsid="00099214" officeooo:paragraph-rsid="0048afc7" style:font-name-asian="Comic Sans MS" style:font-size-asian="12pt" style:font-style-asian="normal" style:font-weight-asian="bold" style:font-name-complex="Comic Sans MS" style:font-size-complex="12pt" style:font-style-complex="normal" style:font-weight-complex="bold"/>
    </style:style>
    <style:style style:name="P96"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style:use-window-font-color="true" loext:opacity="0%" style:font-name="Latin Modern Mono" fo:font-size="12pt" fo:language="es" fo:country="ES" officeooo:rsid="00099214" officeooo:paragraph-rsid="0048afc7" style:font-size-asian="12pt" style:font-size-complex="12pt"/>
    </style:style>
    <style:style style:name="P97" style:family="paragraph" style:parent-style-name="Standard">
      <style:paragraph-properties fo:text-align="start" style:justify-single-word="false"/>
      <style:text-properties style:use-window-font-color="true" loext:opacity="0%" style:font-name="Latin Modern Mono" fo:font-size="12pt" fo:language="es" fo:country="ES" style:text-underline-style="none" officeooo:rsid="004e889c" officeooo:paragraph-rsid="0048afc7" style:font-size-asian="12pt" style:font-size-complex="12pt"/>
    </style:style>
    <style:style style:name="P98" style:family="paragraph" style:parent-style-name="Standard">
      <style:paragraph-properties fo:text-align="start" style:justify-single-word="false"/>
      <style:text-properties fo:font-variant="normal" fo:text-transform="none" style:use-window-font-color="true" loext:opacity="0%" style:text-line-through-style="none" style:text-line-through-type="none" style:font-name="Latin Modern Mono" fo:font-size="12pt" fo:letter-spacing="normal" fo:language="es" fo:country="ES" fo:font-style="normal" style:text-underline-style="none" fo:font-weight="bold" officeooo:rsid="0048afc7" officeooo:paragraph-rsid="0048afc7" style:text-blinking="false" fo:background-color="transparent" style:font-size-asian="12pt" style:font-weight-asian="bold" style:font-size-complex="12pt" style:font-weight-complex="bold"/>
    </style:style>
    <style:style style:name="P99" style:family="paragraph" style:parent-style-name="Standard">
      <style:paragraph-properties fo:text-align="start" style:justify-single-word="false"/>
      <style:text-properties fo:font-variant="normal" fo:text-transform="none" style:use-window-font-color="true" loext:opacity="0%" style:text-line-through-style="none" style:text-line-through-type="none" style:font-name="Latin Modern Mono" fo:font-size="12pt" fo:letter-spacing="normal" fo:language="es" fo:country="ES" fo:font-style="normal" style:text-underline-style="none" fo:font-weight="normal" officeooo:rsid="0048afc7" officeooo:paragraph-rsid="0048afc7" style:text-blinking="false" fo:background-color="transparent" style:font-size-asian="12pt" style:font-size-complex="12pt"/>
    </style:style>
    <style:style style:name="P100" style:family="paragraph" style:parent-style-name="Standard">
      <style:paragraph-properties fo:text-align="start" style:justify-single-word="false"/>
      <style:text-properties fo:font-variant="normal" fo:text-transform="none" style:use-window-font-color="true" loext:opacity="0%" style:text-line-through-style="none" style:text-line-through-type="none" style:font-name="Latin Modern Mono" fo:font-size="12pt" fo:letter-spacing="normal" fo:language="es" fo:country="ES" fo:font-style="normal" style:text-underline-style="none" fo:font-weight="normal" officeooo:rsid="008c6b21" officeooo:paragraph-rsid="008c6b21" style:text-blinking="false" fo:background-color="transparent" style:font-size-asian="12pt" style:font-size-complex="12pt"/>
    </style:style>
    <style:style style:name="P101" style:family="paragraph" style:parent-style-name="Standard">
      <style:paragraph-properties fo:text-align="start" style:justify-single-word="false"/>
      <style:text-properties fo:font-variant="normal" fo:text-transform="none" style:use-window-font-color="true" loext:opacity="0%" style:text-line-through-style="none" style:text-line-through-type="none" style:font-name="Latin Modern Mono" fo:font-size="12pt" fo:letter-spacing="normal" fo:language="es" fo:country="ES" fo:font-style="normal" style:text-underline-style="none" fo:font-weight="normal" officeooo:rsid="0048bc91" officeooo:paragraph-rsid="0048afc7" style:text-blinking="false" fo:background-color="transparent" style:font-size-asian="12pt" style:font-size-complex="12pt"/>
    </style:style>
    <style:style style:name="P102" style:family="paragraph" style:parent-style-name="Standard">
      <style:text-properties style:use-window-font-color="true" loext:opacity="0%" style:font-name="Latin Modern Mono" fo:font-size="12pt" fo:language="es" fo:country="ES" officeooo:paragraph-rsid="0048afc7" style:font-size-asian="12pt" style:font-size-complex="12pt"/>
    </style:style>
    <style:style style:name="P103" style:family="paragraph" style:parent-style-name="Standard">
      <style:text-properties style:use-window-font-color="true" loext:opacity="0%" style:font-name="Latin Modern Mono" fo:font-size="12pt" fo:language="es" fo:country="ES" officeooo:rsid="014ffefd" officeooo:paragraph-rsid="00134dd7" style:font-size-asian="12pt" style:font-size-complex="12pt"/>
    </style:style>
    <style:style style:name="P104" style:family="paragraph" style:parent-style-name="Standard">
      <style:paragraph-properties fo:text-align="start" style:justify-single-word="false"/>
      <style:text-properties style:use-window-font-color="true" loext:opacity="0%" style:font-name="Latin Modern Mono" fo:font-size="12pt" fo:language="es" fo:country="ES" officeooo:rsid="008c6b21" officeooo:paragraph-rsid="008c6b21" style:font-size-asian="12pt" style:font-size-complex="12pt"/>
    </style:style>
    <style:style style:name="P105" style:family="paragraph" style:parent-style-name="Standard">
      <style:paragraph-properties fo:text-align="start" style:justify-single-word="false"/>
      <style:text-properties style:use-window-font-color="true" loext:opacity="0%" style:font-name="Latin Modern Mono" fo:font-size="12pt" fo:language="es" fo:country="ES" officeooo:rsid="008c6b21" officeooo:paragraph-rsid="008fc19a" style:font-size-asian="12pt" style:font-size-complex="12pt"/>
    </style:style>
    <style:style style:name="P106" style:family="paragraph" style:parent-style-name="Standard">
      <style:paragraph-properties fo:text-align="center" style:justify-single-word="false"/>
      <style:text-properties style:use-window-font-color="true" loext:opacity="0%" style:font-name="Latin Modern Mono" fo:font-size="20pt" fo:language="es" fo:country="ES" fo:font-weight="bold" officeooo:rsid="00d8447e" officeooo:paragraph-rsid="00134dd7" style:font-size-asian="20pt" style:font-weight-asian="bold" style:font-size-complex="20pt" style:font-weight-complex="bold"/>
    </style:style>
    <style:style style:name="T1" style:family="text">
      <style:text-properties fo:font-weight="bold" style:font-weight-asian="bold" style:font-weight-complex="bold"/>
    </style:style>
    <style:style style:name="T2" style:family="text">
      <style:text-properties style:text-line-through-style="none" style:text-line-through-type="none" fo:font-style="normal" style:text-underline-style="none" style:font-name-asian="Comic Sans MS" style:font-style-asian="normal" style:font-name-complex="Comic Sans MS" style:font-style-complex="normal"/>
    </style:style>
    <style:style style:name="T3" style:family="text">
      <style:text-properties style:text-line-through-style="none" style:text-line-through-type="none" fo:font-style="normal" style:text-underline-style="none" officeooo:rsid="00416651" style:font-name-asian="Comic Sans MS" style:font-style-asian="normal" style:font-name-complex="Comic Sans MS" style:font-style-complex="normal"/>
    </style:style>
    <style:style style:name="T4" style:family="text">
      <style:text-properties style:text-line-through-style="none" style:text-line-through-type="none" fo:font-style="normal" style:text-underline-style="none" officeooo:rsid="007e61d3" style:font-name-asian="Comic Sans MS" style:font-style-asian="normal" style:font-name-complex="Comic Sans MS" style:font-style-complex="normal"/>
    </style:style>
    <style:style style:name="T5" style:family="text">
      <style:text-properties style:text-line-through-style="none" style:text-line-through-type="none" fo:font-style="normal" style:text-underline-style="none" officeooo:rsid="004cd384" style:font-name-asian="Comic Sans MS" style:font-style-asian="normal" style:font-name-complex="Comic Sans MS" style:font-style-complex="normal"/>
    </style:style>
    <style:style style:name="T6" style:family="text">
      <style:text-properties style:text-line-through-style="none" style:text-line-through-type="none" fo:font-style="normal" style:text-underline-style="none" officeooo:rsid="0051214c" style:font-name-asian="Comic Sans MS" style:font-style-asian="normal" style:font-name-complex="Comic Sans MS" style:font-style-complex="normal"/>
    </style:style>
    <style:style style:name="T7" style:family="text">
      <style:text-properties fo:font-weight="normal" officeooo:rsid="00246731" style:font-weight-asian="normal" style:font-weight-complex="normal"/>
    </style:style>
    <style:style style:name="T8" style:family="text">
      <style:text-properties style:font-name="Latin Modern Mono" fo:font-size="12pt" fo:font-weight="normal" officeooo:rsid="00175689" style:font-size-asian="12pt" style:font-weight-asian="normal" style:font-size-complex="12pt" style:font-weight-complex="normal"/>
    </style:style>
    <style:style style:name="T9" style:family="text">
      <style:text-properties style:font-name="Latin Modern Mono" fo:font-size="12pt" fo:font-weight="normal" style:font-size-asian="12pt" style:font-weight-asian="normal" style:font-size-complex="12pt" style:font-weight-complex="normal"/>
    </style:style>
    <style:style style:name="T10" style:family="text">
      <style:text-properties style:font-name="Latin Modern Mono" fo:font-size="12pt" fo:font-weight="normal" officeooo:rsid="001abc6d" style:font-size-asian="12pt" style:font-weight-asian="normal" style:font-size-complex="12pt" style:font-weight-complex="normal"/>
    </style:style>
    <style:style style:name="T11" style:family="text">
      <style:text-properties style:font-name="Latin Modern Mono" fo:font-size="12pt" officeooo:rsid="0017ff96" style:font-size-asian="12pt" style:font-size-complex="12pt"/>
    </style:style>
    <style:style style:name="T12" style:family="text">
      <style:text-properties style:font-name="Latin Modern Mono" fo:font-size="12pt" officeooo:rsid="00246731" style:font-size-asian="12pt" style:font-size-complex="12pt"/>
    </style:style>
    <style:style style:name="T13" style:family="text">
      <style:text-properties style:font-name="Latin Modern Mono" fo:font-size="12pt" style:font-size-asian="12pt" style:font-size-complex="12pt"/>
    </style:style>
    <style:style style:name="T14" style:family="text">
      <style:text-properties style:font-name="Latin Modern Mono" fo:font-size="12pt" officeooo:rsid="0008522b" style:font-size-asian="12pt" style:font-size-complex="12pt"/>
    </style:style>
    <style:style style:name="T15" style:family="text">
      <style:text-properties style:font-name="Latin Modern Mono" fo:font-size="12pt" officeooo:rsid="001abc6d" style:font-size-asian="12pt" style:font-size-complex="12pt"/>
    </style:style>
    <style:style style:name="T16" style:family="text">
      <style:text-properties style:font-name="Latin Modern Mono" fo:font-size="12pt" fo:font-weight="normal" officeooo:rsid="001ed00b" style:font-size-asian="12pt" style:font-weight-asian="normal" style:font-size-complex="12pt" style:font-weight-complex="normal"/>
    </style:style>
    <style:style style:name="T17" style:family="text">
      <style:text-properties style:font-name="Latin Modern Mono" fo:font-size="12pt" fo:font-weight="normal" officeooo:rsid="0030ae72" style:font-size-asian="12pt" style:font-weight-asian="normal" style:font-size-complex="12pt" style:font-weight-complex="normal"/>
    </style:style>
    <style:style style:name="T18" style:family="text">
      <style:text-properties style:font-name="Latin Modern Mono" fo:font-size="12pt" fo:font-weight="normal" officeooo:rsid="00858859" style:font-size-asian="12pt" style:font-weight-asian="normal" style:font-size-complex="12pt" style:font-weight-complex="normal"/>
    </style:style>
    <style:style style:name="T19" style:family="text">
      <style:text-properties style:font-name="Latin Modern Mono" fo:font-size="12pt" fo:font-weight="normal" officeooo:rsid="004b42cd" style:font-size-asian="12pt" style:font-weight-asian="normal" style:font-size-complex="12pt" style:font-weight-complex="normal"/>
    </style:style>
    <style:style style:name="T20" style:family="text">
      <style:text-properties style:font-name="Latin Modern Mono" fo:font-size="12pt" fo:font-weight="normal" officeooo:rsid="0020e47b" style:font-size-asian="12pt" style:font-weight-asian="normal" style:font-size-complex="12pt" style:font-weight-complex="normal"/>
    </style:style>
    <style:style style:name="T21" style:family="text">
      <style:text-properties style:font-name="Latin Modern Mono" fo:font-size="12pt" fo:font-weight="normal" officeooo:rsid="002177c4" style:font-size-asian="12pt" style:font-weight-asian="normal" style:font-size-complex="12pt" style:font-weight-complex="normal"/>
    </style:style>
    <style:style style:name="T22" style:family="text">
      <style:text-properties officeooo:rsid="013d354c"/>
    </style:style>
    <style:style style:name="T23" style:family="text">
      <style:text-properties officeooo:rsid="004cd384"/>
    </style:style>
    <style:style style:name="T24" style:family="text">
      <style:text-properties officeooo:rsid="00e6b83d"/>
    </style:style>
    <style:style style:name="T25" style:family="text">
      <style:text-properties officeooo:rsid="00e8aa6b"/>
    </style:style>
    <style:style style:name="T26" style:family="text">
      <style:text-properties officeooo:rsid="001fa5e5"/>
    </style:style>
    <style:style style:name="T27" style:family="text">
      <style:text-properties officeooo:rsid="0040766c"/>
    </style:style>
    <style:style style:name="T28" style:family="text">
      <style:text-properties officeooo:rsid="0063becb"/>
    </style:style>
    <style:style style:name="T29" style:family="text">
      <style:text-properties officeooo:rsid="0092081f"/>
    </style:style>
    <style:style style:name="T30" style:family="text">
      <style:text-properties fo:font-weight="bold" officeooo:rsid="001fa5e5" style:font-weight-asian="bold" style:font-weight-complex="bold"/>
    </style:style>
    <style:style style:name="T31" style:family="text">
      <style:text-properties fo:font-weight="normal" officeooo:rsid="013b8448" style:font-weight-asian="normal" style:font-weight-complex="normal"/>
    </style:style>
    <style:style style:name="T32" style:family="text">
      <style:text-properties fo:font-weight="normal" officeooo:rsid="00e8aa6b" style:font-weight-asian="normal" style:font-weight-complex="normal"/>
    </style:style>
    <style:style style:name="T33" style:family="text">
      <style:text-properties fo:font-variant="normal" fo:text-transform="none" fo:letter-spacing="normal" fo:font-style="normal" fo:font-weight="normal" officeooo:rsid="002c275b"/>
    </style:style>
    <style:style style:name="T34" style:family="text">
      <style:text-properties fo:font-variant="normal" fo:text-transform="none" fo:letter-spacing="normal" fo:font-style="normal" fo:font-weight="normal" officeooo:rsid="004dfc72"/>
    </style:style>
    <style:style style:name="T35" style:family="text">
      <style:text-properties fo:font-variant="normal" fo:text-transform="none" fo:letter-spacing="normal" fo:font-style="normal" fo:font-weight="normal"/>
    </style:style>
    <style:style style:name="T36" style:family="text">
      <style:text-properties officeooo:rsid="013b8448"/>
    </style:style>
    <style:style style:name="T37" style:family="text">
      <style:text-properties style:font-name="Latin Modern Mono"/>
    </style:style>
    <style:style style:name="T38" style:family="text">
      <style:text-properties style:font-name="Latin Modern Mono" officeooo:rsid="004dfc72"/>
    </style:style>
    <style:style style:name="T39" style:family="text">
      <style:text-properties style:use-window-font-color="true" loext:opacity="0%" fo:font-size="12pt" fo:language="es" fo:country="ES" fo:font-weight="bold" officeooo:rsid="0021a2cb" style:font-size-asian="12pt" style:font-weight-asian="bold" style:font-size-complex="12pt" style:font-weight-complex="bold"/>
    </style:style>
    <style:style style:name="T40" style:family="text">
      <style:text-properties style:use-window-font-color="true" loext:opacity="0%" fo:font-size="12pt" fo:language="es" fo:country="ES" officeooo:rsid="0021a2cb" style:font-size-asian="12pt" style:font-size-complex="12pt"/>
    </style:style>
    <style:style style:name="T41" style:family="text">
      <style:text-properties fo:font-variant="normal" fo:text-transform="none" fo:letter-spacing="normal" fo:font-style="normal" fo:font-weight="bold" officeooo:rsid="001fa5e5" style:font-weight-asian="bold" style:font-weight-complex="bold"/>
    </style:style>
    <style:style style:name="T42" style:family="text">
      <style:text-properties fo:font-variant="normal" fo:text-transform="none" fo:letter-spacing="normal" fo:font-style="normal" fo:font-weight="normal" officeooo:rsid="013b8448" style:font-weight-asian="normal" style:font-weight-complex="normal"/>
    </style:style>
    <style:style style:name="T43" style:family="text">
      <style:text-properties fo:font-variant="normal" fo:text-transform="none" fo:letter-spacing="normal" fo:font-style="normal" fo:font-weight="normal" officeooo:rsid="00e8aa6b" style:font-weight-asian="normal" style:font-weight-complex="normal"/>
    </style:style>
    <style:style style:name="T44" style:family="text">
      <style:text-properties fo:font-variant="normal" fo:text-transform="none" style:use-window-font-color="true" loext:opacity="0%" fo:font-size="12pt" fo:letter-spacing="normal" fo:language="es" fo:country="ES" fo:font-style="normal" fo:font-weight="normal" officeooo:rsid="00258dde" style:font-size-asian="12pt" style:font-size-complex="12pt"/>
    </style:style>
    <style:style style:name="T45" style:family="text">
      <style:text-properties fo:font-variant="normal" fo:text-transform="none" fo:letter-spacing="normal" fo:font-style="normal" fo:font-weight="normal" officeooo:rsid="00258dde"/>
    </style:style>
    <style:style style:name="T46" style:family="text">
      <style:text-properties fo:font-variant="normal" fo:text-transform="none" fo:letter-spacing="normal" fo:font-style="normal" fo:font-weight="normal" officeooo:rsid="004e9503"/>
    </style:style>
    <style:style style:name="T47" style:family="text">
      <style:text-properties fo:font-variant="normal" fo:text-transform="none" fo:letter-spacing="normal" fo:font-style="normal" fo:font-weight="normal" officeooo:rsid="00858859"/>
    </style:style>
    <style:style style:name="T48" style:family="text">
      <style:text-properties fo:font-variant="normal" fo:text-transform="none" style:use-window-font-color="true" loext:opacity="0%" fo:font-size="12pt" fo:letter-spacing="normal" fo:language="es" fo:country="ES" fo:font-style="normal" fo:font-weight="bold" officeooo:rsid="00258dde" style:font-size-asian="12pt" style:font-weight-asian="bold" style:font-size-complex="12pt" style:font-weight-complex="bold"/>
    </style:style>
    <style:style style:name="T49" style:family="text">
      <style:text-properties fo:font-variant="normal" fo:text-transform="none" style:use-window-font-color="true" loext:opacity="0%" fo:font-size="12pt" fo:letter-spacing="normal" fo:language="es" fo:country="ES" fo:font-style="normal" fo:font-weight="bold" officeooo:rsid="002626c3" style:font-size-asian="12pt" style:font-weight-asian="bold" style:font-size-complex="12pt" style:font-weight-complex="bold"/>
    </style:style>
    <style:style style:name="T50" style:family="text">
      <style:text-properties fo:font-variant="normal" fo:text-transform="none" style:use-window-font-color="true" loext:opacity="0%" fo:font-size="12pt" fo:letter-spacing="normal" fo:language="es" fo:country="ES" fo:font-style="normal" fo:font-weight="normal" officeooo:rsid="002626c3" style:font-size-asian="12pt" style:font-size-complex="12pt"/>
    </style:style>
    <style:style style:name="T51" style:family="text">
      <style:text-properties fo:font-variant="normal" fo:text-transform="none" fo:letter-spacing="normal" fo:font-style="normal" fo:font-weight="normal" officeooo:rsid="002626c3"/>
    </style:style>
    <style:style style:name="T52" style:family="text">
      <style:text-properties fo:font-variant="normal" fo:text-transform="none" fo:letter-spacing="normal" fo:font-style="normal" fo:font-weight="normal" officeooo:rsid="002c8e8d"/>
    </style:style>
    <style:style style:name="T53" style:family="text">
      <style:text-properties fo:font-variant="normal" fo:text-transform="none" fo:letter-spacing="normal" fo:font-style="normal" fo:font-weight="normal" officeooo:rsid="013d354c"/>
    </style:style>
    <style:style style:name="T54" style:family="text">
      <style:text-properties officeooo:rsid="002d2e77"/>
    </style:style>
    <style:style style:name="T55" style:family="text">
      <style:text-properties officeooo:rsid="0082f529"/>
    </style:style>
    <style:style style:name="T56" style:family="text">
      <style:text-properties officeooo:rsid="00416651"/>
    </style:style>
    <style:style style:name="T57" style:family="text">
      <style:text-properties officeooo:rsid="005cdcc9"/>
    </style:style>
    <style:style style:name="T58" style:family="text">
      <style:text-properties officeooo:rsid="00666bbd"/>
    </style:style>
    <style:style style:name="T59" style:family="text">
      <style:text-properties officeooo:rsid="0039de66"/>
    </style:style>
    <style:style style:name="T60" style:family="text">
      <style:text-properties officeooo:rsid="005e800a"/>
    </style:style>
    <style:style style:name="T61" style:family="text">
      <style:text-properties officeooo:rsid="0061bb26"/>
    </style:style>
    <style:style style:name="T62" style:family="text">
      <style:text-properties officeooo:rsid="0068bebf"/>
    </style:style>
    <style:style style:name="T63" style:family="text">
      <style:text-properties officeooo:rsid="0064536f"/>
    </style:style>
    <style:style style:name="T64" style:family="text">
      <style:text-properties officeooo:rsid="003a8840"/>
    </style:style>
    <style:style style:name="T65" style:family="text">
      <style:text-properties officeooo:rsid="003716e0"/>
    </style:style>
    <style:style style:name="T66" style:family="text">
      <style:text-properties officeooo:rsid="00937e6e"/>
    </style:style>
    <style:style style:name="T67" style:family="text">
      <style:text-properties officeooo:rsid="008695a3"/>
    </style:style>
    <style:style style:name="T68" style:family="text">
      <style:text-properties officeooo:rsid="009d63d2"/>
    </style:style>
    <style:style style:name="T69" style:family="text">
      <style:text-properties style:text-line-through-style="none" style:text-line-through-type="none" fo:font-style="normal" style:text-underline-style="none" fo:font-weight="normal" style:font-name-asian="Comic Sans MS" style:font-style-asian="normal" style:font-weight-asian="normal" style:font-name-complex="Comic Sans MS" style:font-style-complex="normal" style:font-weight-complex="normal"/>
    </style:style>
    <style:style style:name="T70" style:family="text">
      <style:text-properties style:text-line-through-style="none" style:text-line-through-type="none" fo:font-style="normal" style:text-underline-style="none" fo:font-weight="normal" officeooo:rsid="00428c5e" style:font-name-asian="Comic Sans MS" style:font-style-asian="normal" style:font-weight-asian="normal" style:font-name-complex="Comic Sans MS" style:font-style-complex="normal" style:font-weight-complex="normal"/>
    </style:style>
    <style:style style:name="T71" style:family="text">
      <style:text-properties style:text-line-through-style="none" style:text-line-through-type="none" fo:font-style="normal" style:text-underline-style="none" fo:font-weight="normal" officeooo:rsid="007e61d3" style:font-name-asian="Comic Sans MS" style:font-style-asian="normal" style:font-weight-asian="normal" style:font-name-complex="Comic Sans MS" style:font-style-complex="normal" style:font-weight-complex="normal"/>
    </style:style>
    <style:style style:name="T72" style:family="text">
      <style:text-properties style:text-line-through-style="none" style:text-line-through-type="none" fo:font-style="normal" style:text-underline-style="none" fo:font-weight="normal" officeooo:rsid="007b11b4" style:font-name-asian="Comic Sans MS" style:font-style-asian="normal" style:font-weight-asian="normal" style:font-name-complex="Comic Sans MS" style:font-style-complex="normal" style:font-weight-complex="normal"/>
    </style:style>
    <style:style style:name="T73" style:family="text">
      <style:text-properties officeooo:rsid="00428c5e"/>
    </style:style>
    <style:style style:name="T74" style:family="text">
      <style:text-properties officeooo:rsid="013ea3b4"/>
    </style:style>
    <style:style style:name="T75" style:family="text">
      <style:text-properties officeooo:rsid="00769dff"/>
    </style:style>
    <style:style style:name="T76" style:family="text">
      <style:text-properties officeooo:rsid="002cab10"/>
    </style:style>
    <style:style style:name="T77" style:family="text">
      <style:text-properties officeooo:rsid="0095dd26"/>
    </style:style>
    <style:style style:name="T78" style:family="text">
      <style:text-properties style:text-underline-style="none" officeooo:rsid="008695a3"/>
    </style:style>
    <style:style style:name="T79" style:family="text">
      <style:text-properties style:text-underline-style="none" officeooo:rsid="0095dd26"/>
    </style:style>
    <style:style style:name="T80" style:family="text">
      <style:text-properties fo:font-weight="bold" officeooo:rsid="000f55dd" style:font-weight-asian="bold" style:font-weight-complex="bold"/>
    </style:style>
    <style:style style:name="T81" style:family="text">
      <style:text-properties fo:font-weight="bold" officeooo:rsid="002cab10" style:font-weight-asian="bold" style:font-weight-complex="bold"/>
    </style:style>
    <style:style style:name="T82" style:family="text">
      <style:text-properties fo:font-weight="bold" officeooo:rsid="00882aa8" style:font-weight-asian="bold" style:font-weight-complex="bold"/>
    </style:style>
    <style:style style:name="T83" style:family="text">
      <style:text-properties style:text-underline-style="none" fo:font-weight="normal" officeooo:rsid="013ea3b4" style:font-weight-asian="normal" style:font-weight-complex="normal"/>
    </style:style>
    <style:style style:name="T84" style:family="text">
      <style:text-properties style:text-underline-style="none" fo:font-weight="normal" officeooo:rsid="00e8aa6b" style:font-weight-asian="normal" style:font-weight-complex="normal"/>
    </style:style>
    <style:style style:name="T85" style:family="text">
      <style:text-properties fo:font-variant="normal" fo:text-transform="none" fo:letter-spacing="normal" fo:font-style="normal" fo:font-weight="normal" officeooo:rsid="002cab10"/>
    </style:style>
    <style:style style:name="T86" style:family="text">
      <style:text-properties fo:font-variant="normal" fo:text-transform="none" fo:letter-spacing="normal" fo:font-style="normal" fo:font-weight="normal" officeooo:rsid="007822a8"/>
    </style:style>
    <style:style style:name="T87" style:family="text">
      <style:text-properties fo:font-variant="normal" fo:text-transform="none" fo:letter-spacing="normal" fo:font-style="normal" fo:font-weight="normal" officeooo:rsid="0141ead5"/>
    </style:style>
    <style:style style:name="T88" style:family="text">
      <style:text-properties fo:font-variant="normal" fo:text-transform="none" fo:letter-spacing="normal" fo:font-style="normal" fo:font-weight="normal" officeooo:rsid="004469f9"/>
    </style:style>
    <style:style style:name="T89" style:family="text">
      <style:text-properties fo:font-variant="normal" fo:text-transform="none" fo:letter-spacing="normal" fo:font-style="normal" fo:font-weight="normal" officeooo:rsid="00840ca5"/>
    </style:style>
    <style:style style:name="T90" style:family="text">
      <style:text-properties fo:font-variant="normal" fo:text-transform="none" fo:letter-spacing="normal" fo:font-style="normal" fo:font-weight="normal" officeooo:rsid="007bc9a2"/>
    </style:style>
    <style:style style:name="T91" style:family="text">
      <style:text-properties fo:font-variant="normal" fo:text-transform="none" fo:letter-spacing="normal" fo:font-style="normal" fo:font-weight="normal" officeooo:rsid="0096fcd2"/>
    </style:style>
    <style:style style:name="T92" style:family="text">
      <style:text-properties fo:font-variant="normal" fo:text-transform="none" fo:letter-spacing="normal" fo:font-style="normal" fo:font-weight="normal" officeooo:rsid="00882aa8"/>
    </style:style>
    <style:style style:name="T93" style:family="text">
      <style:text-properties officeooo:rsid="001a9a03"/>
    </style:style>
    <style:style style:name="T94" style:family="text">
      <style:text-properties style:text-line-through-style="none" style:text-line-through-type="none" fo:font-style="normal" style:text-underline-style="none" fo:font-weight="normal" officeooo:rsid="0142ade3" style:font-name-asian="Comic Sans MS" style:font-style-asian="normal" style:font-weight-asian="normal" style:font-name-complex="Comic Sans MS" style:font-style-complex="normal" style:font-weight-complex="normal"/>
    </style:style>
    <style:style style:name="T95" style:family="text">
      <style:text-properties officeooo:rsid="00456bb6"/>
    </style:style>
    <style:style style:name="T96" style:family="text">
      <style:text-properties officeooo:rsid="007e61d3"/>
    </style:style>
    <style:style style:name="T97" style:family="text">
      <style:text-properties officeooo:rsid="004469f9"/>
    </style:style>
    <style:style style:name="T98" style:family="text">
      <style:text-properties officeooo:rsid="008b0099"/>
    </style:style>
    <style:style style:name="T99" style:family="text">
      <style:text-properties officeooo:rsid="0076168a"/>
    </style:style>
    <style:style style:name="T100" style:family="text">
      <style:text-properties officeooo:rsid="00eedf93"/>
    </style:style>
    <style:style style:name="T101" style:family="text">
      <style:text-properties officeooo:rsid="008a2653"/>
    </style:style>
    <style:style style:name="T102" style:family="text">
      <style:text-properties officeooo:rsid="0096fcd2"/>
    </style:style>
    <style:style style:name="T103" style:family="text">
      <style:text-properties officeooo:rsid="00995681"/>
    </style:style>
    <style:style style:name="T104" style:family="text">
      <style:text-properties officeooo:rsid="008adc17"/>
    </style:style>
    <style:style style:name="T105" style:family="text">
      <style:text-properties fo:font-variant="normal" fo:text-transform="none" fo:letter-spacing="normal" fo:font-style="normal" fo:font-weight="normal" officeooo:rsid="007e61d3"/>
    </style:style>
    <style:style style:name="T106" style:family="text">
      <style:text-properties fo:font-variant="normal" fo:text-transform="none" fo:letter-spacing="normal" fo:font-style="normal" fo:font-weight="normal" officeooo:rsid="008b0099"/>
    </style:style>
    <style:style style:name="T107" style:family="text">
      <style:text-properties fo:font-weight="bold" officeooo:rsid="00407a23" style:font-weight-asian="bold" style:font-weight-complex="bold"/>
    </style:style>
    <style:style style:name="T108" style:family="text">
      <style:text-properties officeooo:rsid="0053f585"/>
    </style:style>
    <style:style style:name="T109" style:family="text">
      <style:text-properties officeooo:rsid="0046378c"/>
    </style:style>
    <style:style style:name="T110" style:family="text">
      <style:text-properties officeooo:rsid="007e534c"/>
    </style:style>
    <style:style style:name="T111" style:family="text">
      <style:text-properties officeooo:rsid="0149d396"/>
    </style:style>
    <style:style style:name="T112" style:family="text">
      <style:text-properties officeooo:rsid="007d4019"/>
    </style:style>
    <style:style style:name="T113" style:family="text">
      <style:text-properties officeooo:rsid="0044a62f"/>
    </style:style>
    <style:style style:name="T114" style:family="text">
      <style:text-properties officeooo:rsid="000f55dd"/>
    </style:style>
    <style:style style:name="T115" style:family="text">
      <style:text-properties officeooo:rsid="0045b1dc"/>
    </style:style>
    <style:style style:name="T116" style:family="text">
      <style:text-properties fo:font-variant="normal" fo:text-transform="none" style:use-window-font-color="true" loext:opacity="0%" style:text-line-through-style="none" style:text-line-through-type="none" fo:letter-spacing="normal" fo:font-style="normal" style:text-underline-style="none" fo:font-weight="bold" officeooo:rsid="0046378c" style:font-name-asian="Comic Sans MS" style:font-style-asian="normal" style:font-weight-asian="bold" style:font-name-complex="Comic Sans MS" style:font-style-complex="normal" style:font-weight-complex="bold"/>
    </style:style>
    <style:style style:name="T117" style:family="text">
      <style:text-properties fo:font-variant="normal" fo:text-transform="none" style:use-window-font-color="true" loext:opacity="0%" style:text-line-through-style="none" style:text-line-through-type="none" fo:letter-spacing="normal" fo:font-style="normal" style:text-underline-style="none" fo:font-weight="bold" officeooo:rsid="008b0099" style:font-name-asian="Comic Sans MS" style:font-style-asian="normal" style:font-weight-asian="bold" style:font-name-complex="Comic Sans MS" style:font-style-complex="normal" style:font-weight-complex="bold"/>
    </style:style>
    <style:style style:name="T118" style:family="text">
      <style:text-properties fo:font-variant="normal" fo:text-transform="none" style:use-window-font-color="true" loext:opacity="0%" style:text-line-through-style="none" style:text-line-through-type="none" fo:letter-spacing="normal" fo:font-style="normal" style:text-underline-style="none" fo:font-weight="normal" officeooo:rsid="0149d396" style:font-name-asian="Comic Sans MS" style:font-style-asian="normal" style:font-weight-asian="normal" style:font-name-complex="Comic Sans MS" style:font-style-complex="normal" style:font-weight-complex="normal"/>
    </style:style>
    <style:style style:name="T119" style:family="text">
      <style:text-properties fo:font-variant="normal" fo:text-transform="none" style:use-window-font-color="true" loext:opacity="0%" style:text-line-through-style="none" style:text-line-through-type="none" fo:letter-spacing="normal" fo:font-style="normal" style:text-underline-style="none" fo:font-weight="normal" officeooo:rsid="00e8aa6b" style:font-name-asian="Comic Sans MS" style:font-style-asian="normal" style:font-weight-asian="normal" style:font-name-complex="Comic Sans MS" style:font-style-complex="normal" style:font-weight-complex="normal"/>
    </style:style>
    <style:style style:name="T120" style:family="text">
      <style:text-properties fo:font-variant="normal" fo:text-transform="none" style:use-window-font-color="true" loext:opacity="0%" style:text-line-through-style="none" style:text-line-through-type="none" fo:letter-spacing="normal" fo:font-style="normal" style:text-underline-style="none" fo:font-weight="normal" officeooo:rsid="007d4019" style:font-name-asian="Comic Sans MS" style:font-style-asian="normal" style:font-weight-asian="normal" style:font-name-complex="Comic Sans MS" style:font-style-complex="normal" style:font-weight-complex="normal"/>
    </style:style>
    <style:style style:name="T121" style:family="text">
      <style:text-properties fo:font-variant="normal" fo:text-transform="none" style:use-window-font-color="true" loext:opacity="0%" style:text-line-through-style="none" style:text-line-through-type="none" fo:letter-spacing="normal" fo:font-style="normal" style:text-underline-style="none" fo:font-weight="normal" officeooo:rsid="007e61d3" style:font-name-asian="Comic Sans MS" style:font-style-asian="normal" style:font-weight-asian="normal" style:font-name-complex="Comic Sans MS" style:font-style-complex="normal" style:font-weight-complex="normal"/>
    </style:style>
    <style:style style:name="T122" style:family="text">
      <style:text-properties officeooo:rsid="014c8a90"/>
    </style:style>
    <style:style style:name="T123" style:family="text">
      <style:text-properties officeooo:rsid="007a17a4"/>
    </style:style>
    <style:style style:name="T124" style:family="text">
      <style:text-properties fo:font-variant="normal" fo:text-transform="none" fo:letter-spacing="normal" officeooo:rsid="0149d396"/>
    </style:style>
    <style:style style:name="T125" style:family="text">
      <style:text-properties fo:font-variant="normal" fo:text-transform="none" style:use-window-font-color="true" loext:opacity="0%" style:text-line-through-style="none" style:text-line-through-type="none" fo:letter-spacing="normal" fo:font-style="normal" style:text-underline-style="none" fo:font-weight="bold" officeooo:rsid="00099214" style:font-name-asian="Comic Sans MS" style:font-style-asian="normal" style:font-weight-asian="bold" style:font-name-complex="Comic Sans MS" style:font-style-complex="normal" style:font-weight-complex="bold"/>
    </style:style>
    <style:style style:name="T126" style:family="text">
      <style:text-properties fo:font-variant="normal" fo:text-transform="none" style:use-window-font-color="true" loext:opacity="0%" fo:letter-spacing="normal" fo:font-style="normal" fo:font-weight="normal" officeooo:rsid="014c8a90"/>
    </style:style>
    <style:style style:name="T127" style:family="text">
      <style:text-properties fo:font-variant="normal" fo:text-transform="none" style:use-window-font-color="true" loext:opacity="0%" fo:letter-spacing="normal" fo:font-style="normal" fo:font-weight="normal" officeooo:rsid="007e61d3"/>
    </style:style>
    <style:style style:name="T128" style:family="text">
      <style:text-properties fo:font-variant="normal" fo:text-transform="none" style:use-window-font-color="true" loext:opacity="0%" fo:letter-spacing="normal" fo:font-style="normal" fo:font-weight="normal"/>
    </style:style>
    <style:style style:name="T129" style:family="text">
      <style:text-properties officeooo:rsid="014d8b6f"/>
    </style:style>
    <style:style style:name="T130" style:family="text">
      <style:text-properties officeooo:rsid="004776cc"/>
    </style:style>
    <style:style style:name="T131" style:family="text">
      <style:text-properties officeooo:rsid="007e7b81"/>
    </style:style>
    <style:style style:name="T132" style:family="text">
      <style:text-properties officeooo:rsid="0099f6c9"/>
    </style:style>
    <style:style style:name="T133" style:family="text">
      <style:text-properties officeooo:rsid="007ff765"/>
    </style:style>
    <style:style style:name="T134" style:family="text">
      <style:text-properties style:text-line-through-style="none" style:text-line-through-type="none" fo:font-style="normal" style:text-underline-style="none" fo:font-weight="normal" officeooo:rsid="0048afc7" style:font-name-asian="Comic Sans MS" style:font-style-asian="normal" style:font-weight-asian="normal" style:font-name-complex="Comic Sans MS" style:font-style-complex="normal" style:font-weight-complex="normal"/>
    </style:style>
    <style:style style:name="T135" style:family="text">
      <style:text-properties officeooo:rsid="0047db6d"/>
    </style:style>
    <style:style style:name="T136" style:family="text">
      <style:text-properties officeooo:rsid="0048bc91"/>
    </style:style>
    <style:style style:name="T137" style:family="text">
      <style:text-properties officeooo:rsid="00808765"/>
    </style:style>
    <style:style style:name="T138" style:family="text">
      <style:text-properties officeooo:rsid="0048afc7"/>
    </style:style>
    <style:style style:name="T139" style:family="text">
      <style:text-properties officeooo:rsid="00816469"/>
    </style:style>
    <style:style style:name="T140" style:family="text">
      <style:text-properties fo:font-weight="bold" officeooo:rsid="0048bc91" style:font-weight-asian="bold" style:font-weight-complex="bold"/>
    </style:style>
    <style:style style:name="T141" style:family="text">
      <style:text-properties fo:font-variant="normal" fo:text-transform="none" style:text-line-through-style="none" style:text-line-through-type="none" fo:letter-spacing="normal" fo:font-style="normal" style:text-underline-style="none" fo:font-weight="normal" style:text-blinking="false" fo:background-color="transparent" loext:char-shading-value="0"/>
    </style:style>
    <style:style style:name="T142" style:family="text">
      <style:text-properties officeooo:rsid="009bd6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PASTORELA</text:p>
      <text:p text:style-name="P3"/>
      <text:p text:style-name="P4"/>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text:span text:style-name="T1">ACTO I</text:span></text:p>
      <text:p text:style-name="P7"/>
      <text:p text:style-name="P8">ESCENA I</text:p>
      <text:p text:style-name="P9"><text:span text:style-name="T2">Anuncio del Ángel a María </text:span><text:span text:style-name="T3">(L</text:span><text:span text:style-name="T4">u</text:span><text:span text:style-name="T3">c</text:span><text:span text:style-name="T4">as</text:span><text:span text:style-name="T3"> 1, </text:span><text:span text:style-name="T5">26-</text:span><text:span text:style-name="T6">38</text:span><text:span text:style-name="T3">)</text:span></text:p>
      <text:p text:style-name="P10"/>
      <text:p text:style-name="P11">(Con los telones cerrados y las luces apagadas empieza el Narrador diciendo:)</text:p>
      <text:p text:style-name="P7"/>
      <text:p text:style-name="P12">NARRADOR.-<text:span text:style-name="T7">(Música: “In the dark nigth”)</text:span></text:p>
      <text:p text:style-name="P13"><text:span text:style-name="T8">Luego, de que al principio, </text:span><text:span text:style-name="T9">Dios cre</text:span><text:span text:style-name="T8">ara</text:span><text:span text:style-name="T9"> el cielo y la tierra; </text:span><text:span text:style-name="T10">y de que </text:span><text:span text:style-name="T11">pusiera </text:span><text:span text:style-name="T12">el arcoiris</text:span><text:span text:style-name="T13"> en las nubes</text:span><text:span text:style-name="T11"> al terminar el diluvio. Luego </text:span><text:span text:style-name="T12">de</text:span><text:span text:style-name="T14"> que </text:span><text:span text:style-name="T15">Dios llamara a</text:span><text:span text:style-name="T14"> Abraham, </text:span><text:span text:style-name="T15">para salir</text:span><text:span text:style-name="T14"> de Ur de los Caldeos </text:span><text:span text:style-name="T15">y que sacara a</text:span><text:span text:style-name="T14">l Pueblo de Israel de </text:span><text:span text:style-name="T12">la tierra de</text:span><text:span text:style-name="T14"> Egipto, guiado por Moisés. </text:span><text:span text:style-name="T9">Luego de que David fue ungido rey y de los profetas en el destierro.</text:span></text:p>
      <text:p text:style-name="Standard"><text:span text:style-name="Strong_20_Emphasis"><text:span text:style-name="T16"/></text:span></text:p>
      <text:p text:style-name="Standard"><text:span text:style-name="Strong_20_Emphasis"><text:span text:style-name="T16">Finalmente hace</text:span></text:span><text:span text:style-name="Strong_20_Emphasis"><text:span text:style-name="T9"> 2000 años, </text:span></text:span><text:span text:style-name="Strong_20_Emphasis"><text:span text:style-name="T17">al sexto </text:span></text:span><text:span text:style-name="Strong_20_Emphasis"><text:span text:style-name="T18">mes </text:span></text:span><text:span text:style-name="Strong_20_Emphasis"><text:span text:style-name="T19">envió Dios al Ángel Gabriel</text:span></text:span><text:span text:style-name="Strong_20_Emphasis"><text:span text:style-name="T20"> a una ciudad de Galilea, que se llamaba Nazaret, </text:span></text:span><text:span text:style-name="Strong_20_Emphasis"><text:span text:style-name="T21">a una virgen prometida en matrimonio a un varón, de nombre José, de la casa de David.</text:span></text:span></text:p>
      <text:p text:style-name="P14"/>
      <text:p text:style-name="P15"><text:span text:style-name="T22">(</text:span><text:span text:style-name="T23">Se abre el telón, </text:span>María <text:span text:style-name="T23">ya se encuentra en</text:span> escena. <text:span text:style-name="T24">Una </text:span><text:span text:style-name="T25">ves </text:span><text:span text:style-name="T23">abierto el telón</text:span><text:span text:style-name="T24"> </text:span><text:span text:style-name="T25">e</text:span><text:span text:style-name="T26">l Ángel </text:span><text:span text:style-name="T27">entra en escena, </text:span><text:span text:style-name="T28">se detiene junto a María</text:span><text:span text:style-name="T27">. </text:span><text:span text:style-name="T29">Y saluda María diciendo:</text:span><text:span text:style-name="T22">)</text:span></text:p>
      <text:p text:style-name="P16"/>
      <text:p text:style-name="P17"><text:span text:style-name="T30">Ángel.- </text:span><text:span text:style-name="T31">(</text:span><text:span text:style-name="T32">Antes que el Ángel empiece su dialogo suena la campana.</text:span><text:span text:style-name="T31">)</text:span></text:p>
      <text:p text:style-name="P17"><text:span text:style-name="T33">¡</text:span><text:span text:style-name="T34">Dios te s</text:span><text:span text:style-name="T35">alve, llena de gracia! </text:span><text:span text:style-name="T33">E</text:span><text:span text:style-name="T35">l Señor es contigo.</text:span></text:p>
      <text:p text:style-name="P18"/>
      <text:p text:style-name="P19"><text:span text:style-name="T36">(</text:span>María se sorprende al escuchar el saludo del Ángel.<text:span text:style-name="T36">)</text:span></text:p>
      <text:p text:style-name="P19"/>
      <text:p text:style-name="P20"><text:span text:style-name="T37">No temas, María, porque has hallado gracia </text:span><text:span text:style-name="T38">delante</text:span><text:span text:style-name="T37"> de Dios. He aquí que vas a concebir en tu seno, darás a luz un hijo, y le pondrás por nombre Jesús. </text:span><text:span text:style-name="T38">S</text:span><text:span text:style-name="T37">erá grande, se </text:span><text:span text:style-name="T38">le</text:span><text:span text:style-name="T37"> llama</text:span><text:span text:style-name="T38">rá</text:span><text:span text:style-name="T37"> el Hijo del Altísimo y el Señor Dios le dará el trono de David su padre; reinará sobre la casa de Jacob por los siglos, y su, reinado no tendrá fin.</text:span></text:p>
      <text:p text:style-name="P21"/>
      <text:p text:style-name="P22"><text:span text:style-name="T39">María</text:span><text:span text:style-name="T40">: </text:span><text:span text:style-name="T35">¿Cómo será eso, pues no conozco varón?</text:span></text:p>
      <text:p text:style-name="P18"/>
      <text:p text:style-name="P23"><text:span text:style-name="T41">Ángel.- </text:span><text:span text:style-name="T42">(</text:span><text:span text:style-name="T43">Antes que el Ángel empiece su dialogo suena la campana.</text:span><text:span text:style-name="T42">)</text:span></text:p>
      <text:p text:style-name="P24"><text:span text:style-name="T44">El </text:span><text:span text:style-name="T45">Espíritu Santo vendrá sobre ti, y </text:span><text:span text:style-name="T46">el poder</text:span><text:span text:style-name="T45"> del Altísimo te cubrirá; por eso </text:span><text:span text:style-name="T47">el niño sera </text:span><text:span text:style-name="T45">santo </text:span><text:span text:style-name="T47">y</text:span><text:span text:style-name="T45"> será llamado Hijo de Dios. </text:span><text:span text:style-name="T46">Ahí</text:span><text:span text:style-name="T45"> </text:span><text:span text:style-name="T46">tienes a</text:span><text:span text:style-name="T45"> tu parienta Isabel, en su vejez también ha concebido un hijo, y está en su sexto mes la que llama</text:span><text:span text:style-name="T46">ban</text:span><text:span text:style-name="T45"> estéril; porque no hay nada imposible para Dios.</text:span></text:p>
      <text:p text:style-name="P24"><text:span text:style-name="T45"/></text:p>
      <text:p text:style-name="P25"><text:span text:style-name="T45">(</text:span><text:span text:style-name="T35">María se pone de rodilla en posición de oración con las manos juntas.)</text:span></text:p>
      <text:p text:style-name="P19"/>
      <text:p text:style-name="P22"><text:soft-page-break/><text:span text:style-name="T48">M</text:span><text:span text:style-name="T49">aría</text:span><text:span text:style-name="T50">: </text:span><text:span text:style-name="T51">He aquí la esclava del Señor: </text:span><text:span text:style-name="T52">Hágase en mi</text:span><text:span text:style-name="T51"> según tu palabra</text:span><text:span text:style-name="T50">.</text:span></text:p>
      <text:p text:style-name="P26"><text:span text:style-name="T53"/></text:p>
      <text:p text:style-name="P27">(El ángel se retira. Empieza la música “<text:span text:style-name="T54">Santa María stella do día</text:span>” y se cierra el telón.)</text:p>
      <text:p text:style-name="P28"/>
      <text:p text:style-name="P29">ESCENA I<text:span text:style-name="T55">I</text:span></text:p>
      <text:p text:style-name="P30">Visita de María a su prima Isabel <text:span text:style-name="T56">(Lc 1, </text:span><text:span text:style-name="T57">21-25. 39-</text:span><text:span text:style-name="T58">56</text:span><text:span text:style-name="T56">)</text:span></text:p>
      <text:p text:style-name="P30"/>
      <text:p text:style-name="P31">NARRADOR.-<text:span text:style-name="T7">(Música: “In the dark nigth”)</text:span></text:p>
      <text:p text:style-name="P32"><text:span text:style-name="T55">En aquellos días, luego del anuncio del ángel</text:span>, María se levantó y fu<text:span text:style-name="T57">e</text:span> apresuradamente a la montaña, a una ciudad de Judá; y entró en la casa de Zacarías y saludó a Isabel <text:span text:style-name="T55">su prima</text:span>.</text:p>
      <text:p text:style-name="P32"/>
      <text:p text:style-name="P33">(Isabel ya esta en escena. Se abre el telón. Abierto el telón María entra en escena y saluda a Isabel.)</text:p>
      <text:p text:style-name="P32"/>
      <text:p text:style-name="P34">María.-</text:p>
      <text:p text:style-name="P35">Shalom Isabel.</text:p>
      <text:p text:style-name="P35"/>
      <text:p text:style-name="P32"><text:span text:style-name="T59">(C</text:span>uando Isabel <text:span text:style-name="T59">escucha</text:span> el saludo de María, que el niño dio saltos en su seno.<text:span text:style-name="T59">)</text:span></text:p>
      <text:p text:style-name="P35"/>
      <text:p text:style-name="P34">Isabel.-</text:p>
      <text:p text:style-name="P36">¡Bendita tú entre las mujeres, y bendito el fruto de tu seno! ¿Y de dónde, que la madre de mi Señor venga a mí? Pues, desde el mismo instante en que tu saludo sonó en mis oídos, el hijo saltó de gozo en mi seno. Y dichosa la que creyó, porque tendrá cumplimiento lo que se le dijo de parte del Señor.</text:p>
      <text:p text:style-name="P36"/>
      <text:p text:style-name="P34">María.-</text:p>
      <text:p text:style-name="P36">Glorifica mi alma la grandeza de<text:span text:style-name="T60">l</text:span> Señor, y mi espíritu se goza en Dios mi Salvador, porque ha mirado la pequeñez de su esclava. Y he aquí que desde ahora m<text:span text:style-name="T61">e llamaran bienaventurada</text:span> todas las generaciones; porque en mí obró grandezas el Poderoso. Santo es su nombre, y su misericordia, para los que le temen va de generación en generación. Desplegó el poder de su brazo; dispersó a los de corazón <text:span text:style-name="T62">engreído</text:span>. Bajó del trono a los poderosos, y levantó a los <text:span text:style-name="T62">humildes</text:span>; llenó de bienes a los hambrientos, y a los ricos despidió vacíos. Auxilia a Israel su siervo, recordando la misericordia, conforme lo dijera a nuestros padres en favor de Abrahán y su <text:span text:style-name="T63">descendencia</text:span> para siempre.</text:p>
      <text:p text:style-name="P32"/>
      <text:p text:style-name="P37">(<text:span text:style-name="T64">María e Isabel se retiran juntas</text:span><text:span text:style-name="T65">.</text:span> Empieza la música “<text:span text:style-name="T66">A</text:span><text:span text:style-name="T67"> madre de Jesu Cristo</text:span>” y se cierra el telón.)</text:p>
      <text:p text:style-name="P37"/>
      <text:p text:style-name="P37"/>
      <text:p text:style-name="P38"><text:soft-page-break/>ESCENA II<text:span text:style-name="T68">I</text:span></text:p>
      <text:p text:style-name="P39">Nacimiento de Juan el Bautista (Lucas 1)</text:p>
      <text:p text:style-name="P39"/>
      <text:p text:style-name="P40">Narrador.-</text:p>
      <text:p text:style-name="P37">Mientras María se quedaba en casa de Zacarías a Isabel le llegó el tiempo de su</text:p>
      <text:p text:style-name="P37">alumbramiento, y dio a luz un hijo. Al oír los vecinos y los parientes la gran</text:p>
      <text:p text:style-name="P37">misericordia que con ella había usado el Señor, se regocijaron con ella. Y, al</text:p>
      <text:p text:style-name="P37">octavo día vinieron para circuncidar al niño.</text:p>
      <text:p text:style-name="P37"/>
      <text:p text:style-name="P37">(Están en escena María, Zacarías, Isabel y <text:span text:style-name="T68">un</text:span> extras. Se abre el telón. Isabel</text:p>
      <text:p text:style-name="P37">con bebe en brazos.)</text:p>
      <text:p text:style-name="P37"/>
      <text:p text:style-name="P40">Extra.-</text:p>
      <text:p text:style-name="P37">Quieres que se llama “Zacarías” como su padre.</text:p>
      <text:p text:style-name="P37"/>
      <text:p text:style-name="P40">Isabel.-</text:p>
      <text:p text:style-name="P37">¡No! Su nombre ha de ser Juan.</text:p>
      <text:p text:style-name="P37"/>
      <text:p text:style-name="P40">Extra.-</text:p>
      <text:p text:style-name="P37">Pero nadie hay en tu parentela que lleve ese nombre.</text:p>
      <text:p text:style-name="P37"/>
      <text:p text:style-name="P37">(Hace señas para para preguntar a Zacarías el nombre del niño).</text:p>
      <text:p text:style-name="P37"/>
      <text:p text:style-name="P40">Zacarías.-</text:p>
      <text:p text:style-name="P37">(Escribe en un papel “Juan es su nombre”.)</text:p>
      <text:p text:style-name="P37"/>
      <text:p text:style-name="P40">Extra.-</text:p>
      <text:p text:style-name="P37">¿Qué será este niño?, pues la mano del Señor estaba con él.</text:p>
      <text:p text:style-name="P37"/>
      <text:p text:style-name="P40">Zacarías.-</text:p>
      <text:p text:style-name="P37">Bendito sea el Señor, el Dios de Israel, porque ha visitado y redimido a su</text:p>
      <text:p text:style-name="P37">pueblo, al suscitarnos un poderoso Salvador, en la casa de David, su siervo,</text:p>
      <text:p text:style-name="P37">como lo había anunciado por boca de sus santos profetas, que han sido desde los</text:p>
      <text:p text:style-name="P37">tiempos antiguos: un Salvador para librarnos de nuestros enemigos, y de las</text:p>
      <text:p text:style-name="P37">manos de todos los que nos odian; usando de misericordia con nuestros padres, y acordándose de su santa alianza, según el juramento, hecho a Abraham nuestro</text:p>
      <text:p text:style-name="P37">padre, de concedernos que librados de la mano de nuestros enemigos, le sirvamos</text:p>
      <text:p text:style-name="P37">sin temor en santidad y justicia, en su presencia, todos nuestros días. Y tú,</text:p>
      <text:p text:style-name="P37">niño, serás llamado profeta del Altísimo, porque irás delante del Señor para</text:p>
      <text:p text:style-name="P37">preparar sus caminos, para dar a su pueblo el conocimiento de la salvación, en</text:p>
      <text:p text:style-name="P37">el perdón de sus pecados, gracias a las entrañas misericordiosas de nuestro</text:p>
      <text:p text:style-name="P37">Dios, nos visitará el sol que nace de lo alto, para iluminar a los que viven en</text:p>
      <text:p text:style-name="P37"><text:soft-page-break/>tinieblas y en sombra de muerte, y dirigir nuestros pies por el camino de la</text:p>
      <text:p text:style-name="P37">paz.</text:p>
      <text:p text:style-name="P37"/>
      <text:p text:style-name="P37">(Empieza la música “” y se cierra el telón.)</text:p>
      <text:p text:style-name="P41"/>
      <text:p text:style-name="P42">ACTO II</text:p>
      <text:p text:style-name="P42"/>
      <text:p text:style-name="P43">ESCENA I</text:p>
      <text:p text:style-name="P44"><text:span text:style-name="T69">Aparición del Ángel en sueños a José </text:span><text:span text:style-name="T70">(M</text:span><text:span text:style-name="T71">a</text:span><text:span text:style-name="T70">t</text:span><text:span text:style-name="T71">eo</text:span><text:span text:style-name="T70"> 1, </text:span><text:span text:style-name="T72">18-25</text:span><text:span text:style-name="T70">)</text:span></text:p>
      <text:p text:style-name="P44"><text:span text:style-name="T70"/></text:p>
      <text:p text:style-name="P45">NARRADOR.-<text:span text:style-name="T7">(Música: “In the dark nigth”)</text:span></text:p>
      <text:p text:style-name="P46">María se quedo en casa de Zacarías unos tres meses y luego se volvió a su casa.</text:p>
      <text:p text:style-name="P46"/>
      <text:p text:style-name="P46">María, antes de vivir <text:span text:style-name="T73">con José</text:span>, se halló que había concebido del Espíritu Santo. José, su esposo, como era justo y no quería delatarla, se proponía repudiarla en secreto.</text:p>
      <text:p text:style-name="P47"/>
      <text:p text:style-name="P48"><text:span text:style-name="T74">(</text:span>José <text:span text:style-name="T75">ya se encuentra en escena acostado</text:span><text:span text:style-name="T76">. </text:span><text:span text:style-name="T75">Se abre el telón</text:span><text:span text:style-name="T76">. </text:span><text:span text:style-name="T67">El Ángel entra. </text:span><text:span text:style-name="T77">Empieza la m</text:span><text:span text:style-name="T78">úsica: </text:span><text:span text:style-name="T79">I</text:span><text:span text:style-name="T78">nstrumental)</text:span></text:p>
      <text:p text:style-name="P49"/>
      <text:p text:style-name="P50"><text:span text:style-name="T80">Á</text:span><text:span text:style-name="T81">ngel</text:span><text:span text:style-name="T82">2</text:span><text:span text:style-name="T81">.- </text:span><text:span text:style-name="T83">(</text:span><text:span text:style-name="T84">Antes que el Ángel empiece su dialogo suena la campana.</text:span><text:span text:style-name="T83">)</text:span></text:p>
      <text:p text:style-name="P51"><text:span text:style-name="T85">José, hijo de David, no temas recibir a María tu esposa, porque </text:span><text:span text:style-name="T86">el niño que lleva en seno</text:span><text:span text:style-name="T85"> es del Espíritu Santo. Dará a luz un hijo, y le pondrás por nombre Jesús, porque Él salvará a su pueblo de sus pecados.</text:span></text:p>
      <text:p text:style-name="P18"/>
      <text:p text:style-name="P52"><text:span text:style-name="T87">(</text:span><text:span text:style-name="T88">José se levanta y se retira de escena seguido por el ángel, </text:span><text:span text:style-name="T89">luego vuelve a</text:span><text:span text:style-name="T90"> entra en escena </text:span><text:span text:style-name="T89">junto </text:span><text:span text:style-name="T90">con María.</text:span><text:span text:style-name="T88"> </text:span><text:span text:style-name="T87">Empieza la música “</text:span><text:span text:style-name="T91">G</text:span><text:span text:style-name="T92">reensleeves instrumental</text:span><text:span text:style-name="T87">” y se cierra el telón.)</text:span></text:p>
      <text:p text:style-name="P53"/>
      <text:p text:style-name="P54">ESCENA I<text:span text:style-name="T93">I</text:span></text:p>
      <text:p text:style-name="P55"><text:span text:style-name="T94">El Ángel guía el n</text:span><text:span text:style-name="T69">acimiento de Jesús </text:span><text:span text:style-name="T95">(Lucas 2, 4-7)</text:span><text:span text:style-name="T76">.</text:span></text:p>
      <text:p text:style-name="P55"/>
      <text:p text:style-name="P56">NARRADOR.-<text:span text:style-name="T7">(Música: “In the dark nigth”)</text:span></text:p>
      <text:p text:style-name="P57">En aquel tiempo, apareció un edicto del César Augusto, para que se hiciera el censo de toda la tierra. Subió también José de Galilea, de la ciudad de Nazaret, a Judea, a la ciudad de David, que se llama Belé<text:span text:style-name="T96">n</text:span>, porque él era de la casa de David, para hacerse inscribir con María su esposa, que estaba encinta. <text:span text:style-name="T97">M</text:span>ientras estaban allí, llegó para ella el tiempo de su alumbramiento.</text:p>
      <text:p text:style-name="P57"/>
      <text:p text:style-name="P58"><text:span text:style-name="T98">(</text:span><text:span text:style-name="T99">E</text:span><text:span text:style-name="T98">ntra </text:span><text:span text:style-name="T99">José y María </text:span><text:span text:style-name="T100">mientra</text:span><text:span text:style-name="T97">s suena la música</text:span><text:span text:style-name="T100"> “</text:span><text:span text:style-name="T101">Kyrie, </text:span><text:span text:style-name="T102">Of</text:span><text:span text:style-name="T101">ficio defunctorum, T</text:span><text:span text:style-name="T102">omas </text:span><text:span text:style-name="T101">L</text:span><text:span text:style-name="T102">uis </text:span><text:span text:style-name="T101">victoria</text:span><text:span text:style-name="T100">”.</text:span><text:span text:style-name="T98">)</text:span></text:p>
      <text:p text:style-name="P58"/>
      <text:p text:style-name="P59"><text:soft-page-break/><text:span text:style-name="T98">(</text:span>María camina lento sosteniéndose el vientre, cada cierto tiempo se detiene como mostrando cansancio, José la levanta del brazo y siguen el camino.<text:span text:style-name="T98">)</text:span></text:p>
      <text:p text:style-name="P59"/>
      <text:p text:style-name="P59"><text:span text:style-name="T98">(</text:span>Quedando José y María en el centro del escenario, entran los dos ángeles que con una sabana blanca tapan a modo de cortina.<text:span text:style-name="T98">)</text:span></text:p>
      <text:p text:style-name="P59"><text:span text:style-name="T98">(</text:span>María saca de su vestido el bebe y lo coloca en el pesebre. <text:span text:style-name="T98">Mientras se escucha el llanto de un bebe)</text:span></text:p>
      <text:p text:style-name="P60"/>
      <text:p text:style-name="P61">Ángel<text:span text:style-name="T98">es</text:span>.-</text:p>
      <text:p text:style-name="P62"><text:span text:style-name="T98">(Gritan)</text:span>¡A<text:span text:style-name="T103">legría</text:span>! <text:span text:style-name="T104">¡</text:span>H<text:span text:style-name="T103">a</text:span> <text:span text:style-name="T103">nacido</text:span> <text:span text:style-name="T103">el </text:span>S<text:span text:style-name="T103">alvador</text:span>!</text:p>
      <text:p text:style-name="P63"/>
      <text:p text:style-name="P64"><text:span text:style-name="T87">(Empieza la música “</text:span><text:span text:style-name="T105">G</text:span><text:span text:style-name="T106">audete</text:span><text:span text:style-name="T87">” y se cierra el telón.)</text:span></text:p>
      <text:p text:style-name="P53"/>
      <text:p text:style-name="P65"><text:span text:style-name="T1">ACTO II</text:span><text:span text:style-name="T107">I</text:span></text:p>
      <text:p text:style-name="P66"/>
      <text:p text:style-name="P67">ESCENA I</text:p>
      <text:p text:style-name="P68"><text:span text:style-name="T108">Aparición del Ángel a los Pastores</text:span> <text:span text:style-name="T109">(Lucas 2, 8-16).</text:span></text:p>
      <text:p text:style-name="P69"/>
      <text:p text:style-name="P70">Narrador.-</text:p>
      <text:p text:style-name="P71">Había en <text:span text:style-name="T110">las cercanías</text:span> unos pastores que pasaban la noche <text:span text:style-name="T96">la raso,</text:span> custodiando su rebaño, y he aquí que un ángel del Señor se les apareció.</text:p>
      <text:p text:style-name="P69"/>
      <text:p text:style-name="P72"><text:span text:style-name="T111">(</text:span><text:span text:style-name="T112">L</text:span><text:span text:style-name="T113">os pastores </text:span><text:span text:style-name="T112">ya están en escena</text:span><text:span text:style-name="T113"> acostados</text:span><text:span text:style-name="T114">. </text:span><text:span text:style-name="T112">Se abre el telón. Abierto el telón</text:span><text:span text:style-name="T115"> el Ángel </text:span><text:span text:style-name="T112">entra en escena</text:span><text:span text:style-name="T115"> los pastores se despiertan y al verlo se asustan.)</text:span></text:p>
      <text:p text:style-name="P69"/>
      <text:p text:style-name="P73"><text:span text:style-name="T116">Ángel</text:span><text:span text:style-name="T117">1</text:span><text:span text:style-name="T116">.- </text:span><text:span text:style-name="T118">(</text:span><text:span text:style-name="T119">Antes que el Ángel empiece su dialogo suena la campana.</text:span><text:span text:style-name="T118">)</text:span></text:p>
      <text:p text:style-name="P74"><text:span text:style-name="T119">¡No tema</text:span><text:span text:style-name="T120">n</text:span><text:span text:style-name="T119">! </text:span><text:span text:style-name="T121">O</text:span><text:span text:style-name="T119">s anuncio una gran alegría que será para todo el pueblo: Hoy os ha nacido en la ciudad de David un Salvador, que es Cristo Señor. Y esto os servirá de señal: hallaréis un niño envuelto en pañales, y acostado en un pesebre.</text:span></text:p>
      <text:p text:style-name="P18"/>
      <text:p text:style-name="P18"><text:span text:style-name="T122">(</text:span><text:span text:style-name="T123">Más</text:span> Ángel<text:span text:style-name="T123">es</text:span> <text:span text:style-name="T123">entran en escena y se posicionan junto al que ya estaba en escena.</text:span><text:span text:style-name="T122">)</text:span></text:p>
      <text:p text:style-name="P75"><text:span text:style-name="T124"/></text:p>
      <text:p text:style-name="P76"><text:span text:style-name="T125">Á</text:span><text:span text:style-name="T116">ngel</text:span><text:span text:style-name="T117">2</text:span><text:span text:style-name="T116">.-</text:span></text:p>
      <text:p text:style-name="P76"><text:span text:style-name="T126">Gloria Dios en las alturas, y en la tierra paz </text:span><text:span text:style-name="T127">a los</text:span><text:span text:style-name="T126"> hombres de la buena voluntad.</text:span></text:p>
      <text:p text:style-name="P77"/>
      <text:p text:style-name="P78">(Los ángeles salen de escena.)</text:p>
      <text:p text:style-name="P77"/>
      <text:p text:style-name="P79">Pastor<text:span text:style-name="T98">1</text:span>.-</text:p>
      <text:p text:style-name="P80"><text:span text:style-name="T128">Vayamos, pues, a Belé</text:span><text:span text:style-name="T127">n</text:span><text:span text:style-name="T128"> y veamos este acontecimiento, nos ha </text:span><text:span text:style-name="T127">anunciado el Señor</text:span><text:span text:style-name="T128">.</text:span></text:p>
      <text:p text:style-name="P81"><text:soft-page-break/></text:p>
      <text:p text:style-name="P82"><text:span text:style-name="T129">(</text:span><text:span text:style-name="T130">Los pastores salen de escena. </text:span>Cuando los pastores llegan donde José, María y Jesús, el Ángel se coloca detrás de ellos y los pastores toman su lugar. <text:span text:style-name="T131">Empieza la música “</text:span><text:span text:style-name="T132">G</text:span><text:span text:style-name="T98">loria in excelsis Deo</text:span><text:span text:style-name="T131">”. Se cierra el telón.</text:span><text:span text:style-name="T129">)</text:span></text:p>
      <text:p text:style-name="P81"/>
      <text:p text:style-name="P83">ESCENA I<text:span text:style-name="T133">I</text:span></text:p>
      <text:p text:style-name="P84"><text:span text:style-name="T134">Llegada de los Magos a Juda</text:span><text:span text:style-name="T69"> </text:span><text:span text:style-name="T135">(</text:span><text:span text:style-name="T136">Mateo 2, 1-</text:span><text:span text:style-name="T135">).</text:span></text:p>
      <text:p text:style-name="P85"/>
      <text:p text:style-name="P86">Narrador.-</text:p>
      <text:p text:style-name="P87">Cuando hubo nacido Jesús en Belé<text:span text:style-name="T133">n</text:span> de Judea, en tiempo del rey Herodes, unos magos del Oriente llegaron a Jerusalén.</text:p>
      <text:p text:style-name="P87"/>
      <text:p text:style-name="P88"><text:span text:style-name="T129">(</text:span><text:span text:style-name="T133">Extra y Herodes ya están en escena. Se abre el telón. </text:span>Los <text:span text:style-name="T133">reyes </text:span>magos <text:span text:style-name="T133">entran en escena</text:span>.<text:span text:style-name="T129">)</text:span></text:p>
      <text:p text:style-name="P88"/>
      <text:p text:style-name="P86">Melchor.-</text:p>
      <text:p text:style-name="P89">¿Dónde está el rey de los judíos que ha nacido? Porque hemos visto su estrella en el Oriente y venimos a adorarlo.</text:p>
      <text:p text:style-name="P90"/>
      <text:p text:style-name="P91"><text:span text:style-name="T133">Extra</text:span>.-</text:p>
      <text:p text:style-name="P92">En Belé<text:span text:style-name="T137">n</text:span> de Judea, porque así está escrito por el profeta: "Y tú Belé<text:span text:style-name="T137">n</text:span> del país de Judá, no eres de ninguna manera la menor entre las principales ciudades de Judá, porque de ti saldrá el caudillo que apacentará a Israel mi pueblo”.</text:p>
      <text:p text:style-name="P93"/>
      <text:p text:style-name="P91">Herodes.-</text:p>
      <text:p text:style-name="P93">Id y buscad cuidadosamente al niño; y cuando lo hayáis encontrado, hacédmelo saber, para que vaya yo también a adorarlo.</text:p>
      <text:p text:style-name="P94"/>
      <text:p text:style-name="P95">ESCENA I<text:span text:style-name="T138">I</text:span><text:span text:style-name="T133">I</text:span></text:p>
      <text:p text:style-name="P96"><text:span text:style-name="T134">Adoración al Niño Dios</text:span><text:span text:style-name="T69"> </text:span><text:span text:style-name="T135">(</text:span><text:span text:style-name="T136">Mateo 2, 1-</text:span><text:span text:style-name="T135">).</text:span></text:p>
      <text:p text:style-name="P97"/>
      <text:p text:style-name="P98">Narrador.-</text:p>
      <text:p text:style-name="P99">Se pusieron en marcha, y he aquí que la estrella, que habían visto en el Oriente, iba delante de ellos, hasta que llegando se detuvo encima del lugar donde estaba el niño. Al ver de nuevo la estrella experimentaron un gozo muy</text:p>
      <text:p text:style-name="P99">grande.</text:p>
      <text:p text:style-name="P99"/>
      <text:p text:style-name="P100">(Música: “<text:span text:style-name="T132">J</text:span>ourney of the magi”. <text:span text:style-name="T139">Jesús, María, José, pastores ya se encuentran en escena. Se abre el telón. Abierto el telón el Ángel (estrella) en escena seguido por los reyes magos. Se pueden hacer unos giros para hacer las más largo el camino hasta llegar donde este Jesús.)</text:span></text:p>
      <text:p text:style-name="P94"/>
      <text:p text:style-name="P101"><text:soft-page-break/><text:span text:style-name="T1">Melchor.-</text:span> </text:p>
      <text:p text:style-name="P101">Yo soy Melchor y traigo para ti oro, porque yo se que eres Rey Eterno.</text:p>
      <text:p text:style-name="P94"/>
      <text:p text:style-name="P102"><text:span text:style-name="T1">G</text:span><text:span text:style-name="T140">aspar.-</text:span></text:p>
      <text:p text:style-name="P102">Yo soy Gaspar y traigo para ti incienso, porque yo se que eres Dios de Israel.</text:p>
      <text:p text:style-name="P102"><text:span text:style-name="T1">B</text:span><text:span text:style-name="T140">altasar.-</text:span></text:p>
      <text:p text:style-name="P102">Yo soy Baltasar y traigo para ti mirra, por que yo se que eres Cordero de Dios.</text:p>
      <text:p text:style-name="P103"><text:span text:style-name="T141"/></text:p>
      <text:p text:style-name="P104">(Pastores y Reyes magos se quedan adorando al niño, se cierra el telón.</text:p>
      <text:p text:style-name="P105">Música: “<text:span text:style-name="T142">H</text:span>ail, <text:span text:style-name="T142">M</text:span>ary, full of grac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6">FI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mic Sans MS" svg:font-family="'Comic Sans MS'"/>
    <style:font-face style:name="Latin Modern Mono" svg:font-family="'Latin Modern Mono'"/>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1T17:26:16.232856679</meta:creation-date>
    <dc:date>2024-12-22T13:44:38.000877140</dc:date>
    <meta:editing-duration>P2DT48M31S</meta:editing-duration>
    <meta:editing-cycles>122</meta:editing-cycles>
    <meta:generator>LibreOffice/24.8.3.2$Linux_X86_64 LibreOffice_project/480$Build-2</meta:generator>
    <meta:print-date>2024-12-17T16:00:25.690123472</meta:print-date>
    <meta:printed-by>Archivos PDF</meta:printed-by>
    <meta:document-statistic meta:table-count="0" meta:image-count="0" meta:object-count="0" meta:page-count="8" meta:paragraph-count="129" meta:word-count="1874" meta:character-count="10227" meta:non-whitespace-character-count="8481"/>
  </office:meta>
</office:document-meta>
</file>